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41cm"/>
    </style:style>
    <style:style style:name="co2" style:family="table-column">
      <style:table-column-properties fo:break-before="auto" style:column-width="17.8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ro6" style:family="table-row">
      <style:table-row-properties style:row-height="1.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3. Construcción de la Iglesia de Chontayoc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Antiguamente Chontayoc y Chicney formaron una sola estancia de Chontayoc, desde el Río Pactsa hasta Collana.</text:p>
          </table:table-cell>
          <table:table-cell table:style-name="ce3" office:value-type="string" calcext:value-type="string">
            <text:p>Nawpataqa Chontayoq i Chikney kayaanaq huk estansyalla Chontayoqlla desde Paqtsaqpita asta Qullanay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en el sitio donde actualmente está la iglesia habían hecho una pequeña capilla al lado del cementerio.</text:p>
          </table:table-cell>
          <table:table-cell table:style-name="ce3" office:value-type="string" calcext:value-type="string">
            <text:p>Tsaymi kanan iglesya kashqanchaw rurayaanaq takshalla kapillata pantyon ladunchaw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a no más existió muchos años.</text:p>
          </table:table-cell>
          <table:table-cell table:style-name="ce3" office:value-type="string" calcext:value-type="string">
            <text:p>Tsayllam unay k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sonas de edad cuentan que esá capilla, aunque pequeña, era bonita.</text:p>
          </table:table-cell>
          <table:table-cell table:style-name="ce3" office:value-type="string" calcext:value-type="string">
            <text:p>Willakuyan tsay mayor nunakuna shumaqshi takshallapi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ra bien pintada.</text:p>
          </table:table-cell>
          <table:table-cell table:style-name="ce3" office:value-type="string" calcext:value-type="string">
            <text:p>Kanaq kusa pinta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odo el retablo y en les paredes también fue pintada con dibujos de santos.</text:p>
          </table:table-cell>
          <table:table-cell table:style-name="ce3" office:value-type="string" calcext:value-type="string">
            <text:p>Llapan retablupis pirqakunachawpis dibuhashqa kanaq santukunash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la población creció más, la iglesia quedó muy chica ya.</text:p>
          </table:table-cell>
          <table:table-cell table:style-name="ce3" office:value-type="string" calcext:value-type="string">
            <text:p>Nunakuna mas mirayaptin inlisya allaapa takshana kakuri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decidieron en reunión deshacerla para hacer otra más grande.</text:p>
          </table:table-cell>
          <table:table-cell table:style-name="ce3" office:value-type="string" calcext:value-type="string">
            <text:p>Tsaynam pensayaanaq llapan huntachaw tuqliriykur, mas hatunta rurayaanan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ntes de demolirla, hicieron un censo para determinar el número de habitantes.</text:p>
          </table:table-cell>
          <table:table-cell table:style-name="ce3" office:value-type="string" calcext:value-type="string">
            <text:p>Puntata tuqliyaananpaq yupanakuyaanaq "ayka nunash kantsik," nirni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 base de ese censo demolieron la capilla.</text:p>
          </table:table-cell>
          <table:table-cell table:style-name="ce3" office:value-type="string" calcext:value-type="string">
            <text:p>Segun yupariykur, tuqliriyaanaq kapill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guardaron las imágenes en la escuela no más.</text:p>
          </table:table-cell>
          <table:table-cell table:style-name="ce3" office:value-type="string" calcext:value-type="string">
            <text:p>I llapan santuta gwardayaanaq eskwelalla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comenzaron a traer piedras grandes desde la zanja.</text:p>
          </table:table-cell>
          <table:table-cell table:style-name="ce3" office:value-type="string" calcext:value-type="string">
            <text:p>Despwes qallaykayaamunaq hatun sanhapita rumikunata ashtam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moraron un mes así en traer piedras.</text:p>
          </table:table-cell>
          <table:table-cell table:style-name="ce3" office:value-type="string" calcext:value-type="string">
            <text:p>Killa tsaariyaanaq tsaynaw rumita ashtakaykamurll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da día traían gran cantidad de piedras.</text:p>
          </table:table-cell>
          <table:table-cell table:style-name="ce3" office:value-type="string" calcext:value-type="string">
            <text:p>Alli shuynish kada hunaq rumi shamuyku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sados, solteros, viudos cada día traían piedras.</text:p>
          </table:table-cell>
          <table:table-cell table:style-name="ce3" office:value-type="string" calcext:value-type="string">
            <text:p>Kasadupis, solterupis, byudukunapis kada hunaq ashtayaamuq rumita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Cuando tuvieron bastantes piedras, comenzaron a cavar la zanja para los cimientos.</text:p>
          </table:table-cell>
          <table:table-cell table:style-name="ce3" office:value-type="string" calcext:value-type="string">
            <text:p>Rumita tinkuratsir qallaykuyaanaq sanhata uqtir simyentu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 hicieron más grande hacia el lado del cementerio.</text:p>
          </table:table-cell>
          <table:table-cell table:style-name="ce3" office:value-type="string" calcext:value-type="string">
            <text:p>Pantyon laduman mas yap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icen que de allí sacaron muchos cadáveres.</text:p>
          </table:table-cell>
          <table:table-cell table:style-name="ce3" office:value-type="string" calcext:value-type="string">
            <text:p>Tsaypitash atska ayakunata hurquykayaamun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Dicen que algunos sacaron con cuidado las calaveras y las llevaron "a cuidar la casa."</text:p>
          </table:table-cell>
          <table:table-cell table:style-name="ce3" office:value-type="string" calcext:value-type="string">
            <text:p>Tsaytanash wakin nunaqa shumaqlla ayapa piqanta hurqurir apakuyaq "wayita taapamunanpaq," nish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Otros las llevaron para cuidar sus huertas.</text:p>
          </table:table-cell>
          <table:table-cell table:style-name="ce3" office:value-type="string" calcext:value-type="string">
            <text:p>Wakinna apakuyaq wertankunata taapanan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montonaron esas calaveras y extremidades mientras preparaban los cimientos.</text:p>
          </table:table-cell>
          <table:table-cell table:style-name="ce3" office:value-type="string" calcext:value-type="string">
            <text:p>Tsay kalaberakunata i maqshunkunatanash pelaykuyaq simyentuta pirqarni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icen que había bastantes huesos allí.</text:p>
          </table:table-cell>
          <table:table-cell table:style-name="ce3" office:value-type="string" calcext:value-type="string">
            <text:p>Allaapash atska tullukuna kaykunaq tsaychaw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fin terminaron los cimientos.</text:p>
          </table:table-cell>
          <table:table-cell table:style-name="ce3" office:value-type="string" calcext:value-type="string">
            <text:p>Porfin simyentuta ushari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mpezaron a jalar adobes.</text:p>
          </table:table-cell>
          <table:table-cell table:style-name="ce3" office:value-type="string" calcext:value-type="string">
            <text:p>Qallaykunaq tikata suta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da casado jaló cien adobes.</text:p>
          </table:table-cell>
          <table:table-cell table:style-name="ce3" office:value-type="string" calcext:value-type="string">
            <text:p>Kada kasadu sutanaq pachak tik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s solteros y viudos jalaron cincuenta adobes cada uno.</text:p>
          </table:table-cell>
          <table:table-cell table:style-name="ce3" office:value-type="string" calcext:value-type="string">
            <text:p>Solterukuna i byudukuna sutayaanaq pitsqa chunka tikata kada uno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Dicen que cuando jalaron todos los adobes, todas las pampas estaban llenas de adobes.</text:p>
          </table:table-cell>
          <table:table-cell table:style-name="ce3" office:value-type="string" calcext:value-type="string">
            <text:p>Tsayshi llapan tikata sutariyaptin, enteru pampakunachaw sellama mashtaraykunaq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Los albañiles para esa construcción fueron don Tomás Pantoja y Manuel Velásquez.</text:p>
          </table:table-cell>
          <table:table-cell table:style-name="ce3" office:value-type="string" calcext:value-type="string">
            <text:p>Tsayshi tsay pirqaychaw albañil kanaq don Tomás Pantoja i Manuel Velásquez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icen que los dos agarraron las paredes lado a lado.</text:p>
          </table:table-cell>
          <table:table-cell table:style-name="ce3" office:value-type="string" calcext:value-type="string">
            <text:p>Ishkanshi ladu ladu tsariyaanaq pirq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aquel entonces los dos fueron albañiles.</text:p>
          </table:table-cell>
          <table:table-cell table:style-name="ce3" office:value-type="string" calcext:value-type="string">
            <text:p>Tsaypin tyempu ishkanllash kayaanaq albañil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fin la pared comenzó a levantarse cada día más y más.</text:p>
          </table:table-cell>
          <table:table-cell table:style-name="ce3" office:value-type="string" calcext:value-type="string">
            <text:p>Porfin pirqa winar qallaykamunaq kada hunaq mas i ma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aquel tiempo la gente fue muy unida.</text:p>
          </table:table-cell>
          <table:table-cell table:style-name="ce3" office:value-type="string" calcext:value-type="string">
            <text:p>Tsaypin tyempuqa allaapa unidush nunakuna k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abajaban alegremente cada día.</text:p>
          </table:table-cell>
          <table:table-cell table:style-name="ce3" office:value-type="string" calcext:value-type="string">
            <text:p>Kushishqa kada hunaq uryakiikuy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 esas paredes han puesto gran cantidad de riendas y chaqllas para darle más resistencia.</text:p>
          </table:table-cell>
          <table:table-cell table:style-name="ce3" office:value-type="string" calcext:value-type="string">
            <text:p>Tsay pirqaman alli shuynitash churayashqa ryendakunata tsaqllakunata pirqata tsara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fin terminaron completamente la pared.</text:p>
          </table:table-cell>
          <table:table-cell table:style-name="ce3" office:value-type="string" calcext:value-type="string">
            <text:p>Porfin pirqata ushariyaanaq limp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cima de ella taparon con tejas viejas para que la lluvia no malograra la pared.</text:p>
          </table:table-cell>
          <table:table-cell table:style-name="ce3" office:value-type="string" calcext:value-type="string">
            <text:p>Tsayllachawna makwa tehawan tsapaykuyaanaq mana tamya pirqata malogrananp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l próximo año todos los hombres juntos jalaron tejas, trayendo tierra de la hacienda del seminario.</text:p>
          </table:table-cell>
          <table:table-cell table:style-name="ce3" office:value-type="string" calcext:value-type="string">
            <text:p>Shamuq watana llapan nuna huntulla sutayaanaq tehatana, allpata seminaryu asyendapita apaykam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a llenaron en un tremendo pozo que habían hecho.</text:p>
          </table:table-cell>
          <table:table-cell table:style-name="ce3" office:value-type="string" calcext:value-type="string">
            <text:p>Hatun posuta uchkiikur win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lí la mezclaron.</text:p>
          </table:table-cell>
          <table:table-cell table:style-name="ce3" office:value-type="string" calcext:value-type="string">
            <text:p>Tsaychawshi pichuyaan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Había bastantes trabajadores que jalaron las tejas y las moldearon, mientras otros recogieron estiércol y todavía otros lo mojaron y lo deshicieron con las manos.</text:p>
          </table:table-cell>
          <table:table-cell table:style-name="ce3" office:value-type="string" calcext:value-type="string">
            <text:p>Teha sutaq maestrukunaqa atskaq kayaanaq, teha taqllaq, wakin nunakuna esterkukunata ayllur, wakin esterkuta usmaykatsir makinkunapa kuparni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dentro de un rato hicieron las tejas.</text:p>
          </table:table-cell>
          <table:table-cell table:style-name="ce3" office:value-type="string" calcext:value-type="string">
            <text:p>Tsaynawshi tehata ratu rur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s antiguos chontinos las jalaron trabajando todos en conjunto.</text:p>
          </table:table-cell>
          <table:table-cell table:style-name="ce3" office:value-type="string" calcext:value-type="string">
            <text:p>Awkis chontanukuna sutaykuyaanaq llapankuna ysanapanak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Jalaron cinco mil.</text:p>
          </table:table-cell>
          <table:table-cell table:style-name="ce3" office:value-type="string" calcext:value-type="string">
            <text:p>Sutaykuyaanaq pitsqa waranqat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a que no había sitio para guardar tantas tejas, las guardaron en casas desocupadas.</text:p>
          </table:table-cell>
          <table:table-cell table:style-name="ce3" office:value-type="string" calcext:value-type="string">
            <text:p>Tsay llapan tehakunata manana ni mayman gwardayta pwedir, gwardayaanaq hayaq wayinkunam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las tejas crudas se secaron y las guardaron, comenzaron a alistar troncos para quemar (las tejas).</text:p>
          </table:table-cell>
          <table:table-cell table:style-name="ce3" office:value-type="string" calcext:value-type="string">
            <text:p>Llapan chawa tehata tsakiriptin, gwardaykur, alistar qallayaanaq kullukunata kuwayaa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Recogieron troncos de todas partes.</text:p>
          </table:table-cell>
          <table:table-cell table:style-name="ce3" office:value-type="string" calcext:value-type="string">
            <text:p>Hinantinpita aylluykayaamunaq tronkukun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Recogieron gran número de troncos de molle.</text:p>
          </table:table-cell>
          <table:table-cell table:style-name="ce3" office:value-type="string" calcext:value-type="string">
            <text:p>Kullashpita alli shuyni ayllukayk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tuvieron bastante madera lista, la prepararon para quemar.</text:p>
          </table:table-cell>
          <table:table-cell table:style-name="ce3" office:value-type="string" calcext:value-type="string">
            <text:p>Tinkuna kullukuna listuna kaptin, alistayarqan kuwayaa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a que toda la gente era muy unida, quemaron todas (las tejas) de una vez.</text:p>
          </table:table-cell>
          <table:table-cell table:style-name="ce3" office:value-type="string" calcext:value-type="string">
            <text:p>Llapan unidu karnin, limpu kuwari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se enfriaron, llevaron todas las tejas a la plaza.</text:p>
          </table:table-cell>
          <table:table-cell table:style-name="ce3" office:value-type="string" calcext:value-type="string">
            <text:p>Elariptinna ashtayarqan llapan tehata plasa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lí las amontonaron con cuidado.</text:p>
          </table:table-cell>
          <table:table-cell table:style-name="ce3" office:value-type="string" calcext:value-type="string">
            <text:p>Tsaychawmi shumaq pelaykuyaanaq.</text:p>
          </table:table-cell>
          <table:table-cell office:value-type="string" calcext:value-type="string">
            <text:p>CRH, Cap.3</text:p>
          </table:table-cell>
        </table:table-row>
        <table:table-row table:style-name="ro5">
          <table:table-cell table:style-name="ce3" office:value-type="string" calcext:value-type="string">
            <text:p>En ese entonces las autoridades fueron: agente municipal, Felipe Zarzosa; teniente gobernador, Bonifacio Reyes; alcalde y fiscal mayor, Tomás Pantoja; y fiscal menor, Luciano Reyes.</text:p>
          </table:table-cell>
          <table:table-cell table:style-name="ce3" office:value-type="string" calcext:value-type="string">
            <text:p>Tsaypinnash kargaykuna kayaanaq: ahenti munisipal, Felipe Zarzosa; tenyenti gobernador, Bonifacio Reyes; alkalde i fiskal mayor, Tomás Pantoja: i fiskal menor, Luciano Reye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as autoridades mayores no querían terminar la iglesia.</text:p>
          </table:table-cell>
          <table:table-cell table:style-name="ce3" office:value-type="string" calcext:value-type="string">
            <text:p>Tsay mayor kargakuna mana iglesya ushayta munayaanaq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había diez hombres más como cabecillas.</text:p>
          </table:table-cell>
          <table:table-cell table:style-name="ce3" office:value-type="string" calcext:value-type="string">
            <text:p>I mas chunkaqshi nunakuna kayaanaq kabesillaku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ellos no podían hacer nada sin autorización de las autoridades.</text:p>
          </table:table-cell>
          <table:table-cell table:style-name="ce3" office:value-type="string" calcext:value-type="string">
            <text:p>Peru paykunapis ima rurayta pwediyarqatsu mana mayor kargukuna parlakuyapti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dijeron algo al agente municipal, él contestó, "Yo no soy deudor de nadie para hacerles trabajar gratis."</text:p>
          </table:table-cell>
          <table:table-cell table:style-name="ce3" office:value-type="string" calcext:value-type="string">
            <text:p>Ahenti munisipalta niyaptin, niq, "Manam ni pipa haqan kaatsu, nuqa mana ganashpa uryatsikunaap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 mismo dijeron al teniente gobernador: "Ordenen a la gente.</text:p>
          </table:table-cell>
          <table:table-cell table:style-name="ce3" office:value-type="string" calcext:value-type="string">
            <text:p>Lomismu niyaq tenyenti gobernadorta: "Mandakayaamii nunakun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tiempo nos gana."</text:p>
          </table:table-cell>
          <table:table-cell table:style-name="ce3" office:value-type="string" calcext:value-type="string">
            <text:p>Limpunam tyempu bensimantsik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 mismo dijo don Tomás.</text:p>
          </table:table-cell>
          <table:table-cell table:style-name="ce3" office:value-type="string" calcext:value-type="string">
            <text:p>Lomismu ninaq don Tomas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leyó esa acta que habían hecho.</text:p>
          </table:table-cell>
          <table:table-cell table:style-name="ce3" office:value-type="string" calcext:value-type="string">
            <text:p>Leyirinaq tsay akta rurayashqan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uy bien hecha fue esa acta.</text:p>
          </table:table-cell>
          <table:table-cell table:style-name="ce3" office:value-type="string" calcext:value-type="string">
            <text:p>Kusa allish tsay ak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a había escrito don Julián Torres.</text:p>
          </table:table-cell>
          <table:table-cell table:style-name="ce3" office:value-type="string" calcext:value-type="string">
            <text:p>Rurashqa kanaq don Julián Torre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aquel entonces él fue alcalde pedáneo.</text:p>
          </table:table-cell>
          <table:table-cell table:style-name="ce3" office:value-type="string" calcext:value-type="string">
            <text:p>Tsaypin tyempu alkalde pedaneo k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levando esa acta don Tomás Pantoja fue a Huaraz.</text:p>
          </table:table-cell>
          <table:table-cell table:style-name="ce3" office:value-type="string" calcext:value-type="string">
            <text:p>Tsay akta apakurkur, aywanaq Warasta don Tomas Pantoj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llegó a la subprefectura con su acta.</text:p>
          </table:table-cell>
          <table:table-cell table:style-name="ce3" office:value-type="string" calcext:value-type="string">
            <text:p>Tsaynam chaarinaq subprefekturaman aktanw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Le dijo el subprefecto, "Ahora, hombre, te voy a dar tu orden para que hagas trabajar a toda la gente floja, flagelándoles con soga."</text:p>
          </table:table-cell>
          <table:table-cell table:style-name="ce3" office:value-type="string" calcext:value-type="string">
            <text:p>Tsaynam ninaq subprefektu, "Kananmi, shay, qushqayki ordenniki llapan qila nunakunata waskaykiwan latigushpa uryatsinaykip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diciendo ordenó a su secretario.</text:p>
          </table:table-cell>
          <table:table-cell table:style-name="ce3" office:value-type="string" calcext:value-type="string">
            <text:p>Nishpa mandarinaq sekretaryun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dijo a don Tomás, "Ven, hombre.</text:p>
          </table:table-cell>
          <table:table-cell table:style-name="ce3" office:value-type="string" calcext:value-type="string">
            <text:p>Payna don Tomasta ninaq, "Shamuy, sh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¿Sabes leer?" Así diciendo pidió su libreta.</text:p>
          </table:table-cell>
          <table:table-cell table:style-name="ce3" office:value-type="string" calcext:value-type="string">
            <text:p>Leyita yachankiku?" Nishpa mañarinaq libretant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Allí leyó: "No sabe leer," pues al sacar su boleto don Tomás, no le habían preguntado "¿Sabes leer o no?"</text:p>
          </table:table-cell>
          <table:table-cell table:style-name="ce3" office:value-type="string" calcext:value-type="string">
            <text:p>Tsaychawnam leyirinaq: "Mana leyita yachantsu," nishpa, porke boletuta hurquptin, tapunaqtsu, "Leyita yachankiku o manaku?" ni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secretario le preparó el orden asi: "No hagan caso a este fiscal.</text:p>
          </table:table-cell>
          <table:table-cell table:style-name="ce3" office:value-type="string" calcext:value-type="string">
            <text:p>Sekretaryuqa ordennin rurarapunaq kaynaw: Ama kasuyaytsu kay fiskal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i alguien quiere, que él lo haga trabajar, pero por un sueldo.</text:p>
          </table:table-cell>
          <table:table-cell table:style-name="ce3" office:value-type="string" calcext:value-type="string">
            <text:p>Munarqa, kikin ruratsitsun pagakuyk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adie necesita trabajar ahora sin recibir sueldo."</text:p>
          </table:table-cell>
          <table:table-cell table:style-name="ce3" office:value-type="string" calcext:value-type="string">
            <text:p>Manam ni pi mana ganashpa uryanantsu kanan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cribiéndolo así, lo entregó a don Tomás diciéndole, "Vete, hombre.</text:p>
          </table:table-cell>
          <table:table-cell table:style-name="ce3" office:value-type="string" calcext:value-type="string">
            <text:p>Tsaynaw eskribikur, entregarinaq don Tomasta, "Eeway, sh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Haz trabajar a esos hombres flojos con látigo."</text:p>
          </table:table-cell>
          <table:table-cell table:style-name="ce3" office:value-type="string" calcext:value-type="string">
            <text:p>Uryatsinki latigushpa tsay qila nunakunata," nish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 llevó al subprefecto para su firma.</text:p>
          </table:table-cell>
          <table:table-cell table:style-name="ce3" office:value-type="string" calcext:value-type="string">
            <text:p>Tsaytanash apanaq subprefektuman firma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lo tomó y lo firmó rápido, sin leerlo.</text:p>
          </table:table-cell>
          <table:table-cell table:style-name="ce3" office:value-type="string" calcext:value-type="string">
            <text:p>Payqa mana leyirishpa tsarirkur, apuradu firmarin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Después, cuando se lo entregó, don Tomás lo leyó al salir por la puerta. Lo devolvió al escritorio del secretario.</text:p>
          </table:table-cell>
          <table:table-cell table:style-name="ce3" office:value-type="string" calcext:value-type="string">
            <text:p>Despwes entregaramuptin, don Tomasqa punkuta yarqaramur leyirir, kutikatsinaq sekretaryupa mesan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después se fue triste.</text:p>
          </table:table-cell>
          <table:table-cell table:style-name="ce3" office:value-type="string" calcext:value-type="string">
            <text:p>I despwes llakishqa ewkun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Al volver a Chonta, fue otra vez al teniente gobernador y le dijo, "A ver, anda ahora al agente municipal.</text:p>
          </table:table-cell>
          <table:table-cell table:style-name="ce3" office:value-type="string" calcext:value-type="string">
            <text:p>Chontaman kutikamnrninna yapay aywarqunaq tenyenti gobernadorman, "Maa, kanan aywaykuy ahenti munisipal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Quizás ahora estará de humor para empezar cualquier obra.</text:p>
          </table:table-cell>
          <table:table-cell table:style-name="ce3" office:value-type="string" calcext:value-type="string">
            <text:p>Kisaa kananqa 'qallashun' ninqa imatapi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Ustedes dos autoridades mayores conversen.</text:p>
          </table:table-cell>
          <table:table-cell table:style-name="ce3" office:value-type="string" calcext:value-type="string">
            <text:p>Ishkayki mayor kargukuna parlayaamu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tiempo nos gana.</text:p>
          </table:table-cell>
          <table:table-cell table:style-name="ce3" office:value-type="string" calcext:value-type="string">
            <text:p>Tyempun ganamantsik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Va a comenzar a llover.</text:p>
          </table:table-cell>
          <table:table-cell table:style-name="ce3" office:value-type="string" calcext:value-type="string">
            <text:p>Qallaykamunqa tamyanam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o no será bueno para trabajar."</text:p>
          </table:table-cell>
          <table:table-cell table:style-name="ce3" office:value-type="string" calcext:value-type="string">
            <text:p>Tsayqa uryanapaq allinatsu kanq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l teniente gobernador fue tempranito, todavía oscuro.</text:p>
          </table:table-cell>
          <table:table-cell table:style-name="ce3" office:value-type="string" calcext:value-type="string">
            <text:p>Tsaynam tenyenti gobernadorqa aywarqunaq ampiampilla quyap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Al llegar encontró (al agente municipal) detrás de su casa. Estaba caminando, orinando.</text:p>
          </table:table-cell>
          <table:table-cell table:style-name="ce3" office:value-type="string" calcext:value-type="string">
            <text:p>Tsaynash chaarir taririn wayin waqtanchaw ispar purik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l gobernador dijo, "Don Felipe, vamos a terminar la iglesia de una vez.</text:p>
          </table:table-cell>
          <table:table-cell table:style-name="ce3" office:value-type="string" calcext:value-type="string">
            <text:p>Tsayna nin gobernadorqa, "Don Felipe, hukllari inlisyata ushaykatsishu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a no falta nada."</text:p>
          </table:table-cell>
          <table:table-cell table:style-name="ce3" office:value-type="string" calcext:value-type="string">
            <text:p>Manataq ni ima faltannatsu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don Felipe dijo, "No me fastidies aquí.</text:p>
          </table:table-cell>
          <table:table-cell table:style-name="ce3" office:value-type="string" calcext:value-type="string">
            <text:p>Tsaynaw don Felipeqa nin, "Ama kaychaw fastidyamay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o te debo nada a ti ni a Tomás Pantoja.</text:p>
          </table:table-cell>
          <table:table-cell table:style-name="ce3" office:value-type="string" calcext:value-type="string">
            <text:p>Manam haqaykitsu kaa, ni qampa ni Tomas Pantoja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i él te fastidia tanto, llévale este excremento.</text:p>
          </table:table-cell>
          <table:table-cell table:style-name="ce3" office:value-type="string" calcext:value-type="string">
            <text:p>Allaapa fastidyashuptiykiqa, kay ismaynin apapi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o me fastidies.</text:p>
          </table:table-cell>
          <table:table-cell table:style-name="ce3" office:value-type="string" calcext:value-type="string">
            <text:p>Ama fastidyamay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al de aquí.</text:p>
          </table:table-cell>
          <table:table-cell table:style-name="ce3" office:value-type="string" calcext:value-type="string">
            <text:p>Kaypita yarqu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i ustedes quieren, hagan trabajar a la gente.</text:p>
          </table:table-cell>
          <table:table-cell table:style-name="ce3" office:value-type="string" calcext:value-type="string">
            <text:p>Munarqa, ruratsikuy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o no debo nada a nadie."</text:p>
          </table:table-cell>
          <table:table-cell table:style-name="ce3" office:value-type="string" calcext:value-type="string">
            <text:p>Manam nuqa ni pipa haqantsu ka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l teniente vino enojado (a Tomás Pantoja).</text:p>
          </table:table-cell>
          <table:table-cell table:style-name="ce3" office:value-type="string" calcext:value-type="string">
            <text:p>Tsaynam tenyentiqa waapu chaarirq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"Me dices 'Anda a ese hombre' para que yo esté enojado.</text:p>
          </table:table-cell>
          <table:table-cell table:style-name="ce3" office:value-type="string" calcext:value-type="string">
            <text:p>"'Qam ayway' nimanki 'tsay nunaman!' nuqa kolerakunaa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Él no quiere.</text:p>
          </table:table-cell>
          <table:table-cell table:style-name="ce3" office:value-type="string" calcext:value-type="string">
            <text:p>Manam munan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i nosotros queremos terminar la iglesia, esperaremos hasta que le dé la gana.</text:p>
          </table:table-cell>
          <table:table-cell table:style-name="ce3" office:value-type="string" calcext:value-type="string">
            <text:p>Munarninqa shuyashun paypa ganasnin kashqanyaqsh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don Tomás decidió ir a la comisaría.</text:p>
          </table:table-cell>
          <table:table-cell table:style-name="ce3" office:value-type="string" calcext:value-type="string">
            <text:p>Tsaynash don Tomasqa pensarirqunaq pwestuman ayway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jefe en el puesto fue un cabo no más.</text:p>
          </table:table-cell>
          <table:table-cell table:style-name="ce3" office:value-type="string" calcext:value-type="string">
            <text:p>Tsayshi pwestuchaw kanaq hefe kabull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 él hizo su súplica, llevándole un regalo de muchos huevos.</text:p>
          </table:table-cell>
          <table:table-cell table:style-name="ce3" office:value-type="string" calcext:value-type="string">
            <text:p>Paytana rogarqunaq atskata rurun apayk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l cabo los recibió alegremente.</text:p>
          </table:table-cell>
          <table:table-cell table:style-name="ce3" office:value-type="string" calcext:value-type="string">
            <text:p>Tsayna kaboqa kushishqa chaskirinaq.</text:p>
          </table:table-cell>
          <table:table-cell office:value-type="string" calcext:value-type="string">
            <text:p>CRH, Cap.3</text:p>
          </table:table-cell>
        </table:table-row>
        <table:table-row table:style-name="ro5">
          <table:table-cell table:style-name="ce3" office:value-type="string" calcext:value-type="string">
            <text:p>Y cuando le había contado todo el asunto y le había mostrado el acta, el cabo mandó un orden al teniente gobernador: "Trae al agente municipal y a todos los cabecillas aquí a mi despacho para explicar lo que han firmado en esta acta."</text:p>
          </table:table-cell>
          <table:table-cell table:style-name="ce3" office:value-type="string" calcext:value-type="string">
            <text:p>I despwes llapan imanaw kashqanta willariptin, i aktata rikaaratsiptin, ordennin aparatsimunaq tenyenti gobernadorman: "Apamii ahenti munisipalta i llapan kabesillakunata kay despachuuman kay aktachaw firmayashqanta entyenditsinap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on Tomás entregó el orden al gobernador.</text:p>
          </table:table-cell>
          <table:table-cell table:style-name="ce3" office:value-type="string" calcext:value-type="string">
            <text:p>Tsayna don Tomasqa entregarirqunaq ordenta gobernadorm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todos los cabecillas dijeron, "Nosotros estamos listos para trabajar en la capilla."</text:p>
          </table:table-cell>
          <table:table-cell table:style-name="ce3" office:value-type="string" calcext:value-type="string">
            <text:p>Tsayna llapan kabesillakuna niyaanaq, "Nuqakunaqa listum kayaa kapillachaw uryayaanaap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le dijeron eso, él se fue (al agente municipal).</text:p>
          </table:table-cell>
          <table:table-cell table:style-name="ce3" office:value-type="string" calcext:value-type="string">
            <text:p>Tsaynaw niyaptinna aywarq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“Don Felipe, así dice el orden, para que vayas preso.</text:p>
          </table:table-cell>
          <table:table-cell table:style-name="ce3" office:value-type="string" calcext:value-type="string">
            <text:p>“Kaynawmi orden, don Felipe, presu aywanayki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Hazlos empezar la iglesia rápido.”</text:p>
          </table:table-cell>
          <table:table-cell table:style-name="ce3" office:value-type="string" calcext:value-type="string">
            <text:p>Apuradu inlisyata qallatsiy.”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Felipe otra vez casi pegó al teniente.</text:p>
          </table:table-cell>
          <table:table-cell table:style-name="ce3" office:value-type="string" calcext:value-type="string">
            <text:p>Tsayna Felipeqa yapay kasi maqarqunaq tenyentita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"No me fastidies.</text:p>
          </table:table-cell>
          <table:table-cell table:style-name="ce3" office:value-type="string" calcext:value-type="string">
            <text:p>"Ama fastidyamay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leva mierda al que escribió el orden.</text:p>
          </table:table-cell>
          <table:table-cell table:style-name="ce3" office:value-type="string" calcext:value-type="string">
            <text:p>Ismayta apay orden qumuq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o no debo nada a nadie."</text:p>
          </table:table-cell>
          <table:table-cell table:style-name="ce3" office:value-type="string" calcext:value-type="string">
            <text:p>Manam ni pita haqantsu kaa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ya que estaba molesto, el teniente volvió y se fue al puesto a darles razón: "Ese hombre no quiere.</text:p>
          </table:table-cell>
          <table:table-cell table:style-name="ce3" office:value-type="string" calcext:value-type="string">
            <text:p>Tsaynaw waapu kaptinna, tenyentiqa kutiramur, aywarqunaq pwestumanna kwenta quq: "Manam tsay nunaqa munan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y así me ha dicho."</text:p>
          </table:table-cell>
          <table:table-cell table:style-name="ce3" office:value-type="string" calcext:value-type="string">
            <text:p>Kaynaw kaynawmi nimarqun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, el cabo tomó su feite y pegó duro al teniente.</text:p>
          </table:table-cell>
          <table:table-cell table:style-name="ce3" office:value-type="string" calcext:value-type="string">
            <text:p>Tsaynaw, kaboqa fetinta tsarirkur allibwenu maqakiikurqunaq tenyentitaq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"¿Así te ha dicho? ¿No eres hombre? ¿Por qué así no has traído a ese hombre? Anda y traelo así a golpes," dijo.</text:p>
          </table:table-cell>
          <table:table-cell table:style-name="ce3" office:value-type="string" calcext:value-type="string">
            <text:p>"Konke kaynaw nishurqunki? Manaku ullqu kanki? Manaku tsaynaw apamunkiman tsay nunata? Ayway, tsaynaw apamunki a golpes," nishpa.</text:p>
          </table:table-cell>
          <table:table-cell office:value-type="string" calcext:value-type="string">
            <text:p>CRH, Cap.3</text:p>
          </table:table-cell>
        </table:table-row>
        <table:table-row table:style-name="ro5">
          <table:table-cell table:style-name="ce3" office:value-type="string" calcext:value-type="string">
            <text:p/>
            <text:p>Después de pegarlo bien le dijo, "Si no lo traes aquí mañana, te voy a echar en la cárcel. Sal de aquí, flojo."</text:p>
          </table:table-cell>
          <table:table-cell table:style-name="ce3" office:value-type="string" calcext:value-type="string">
            <text:p>Limpu wilukacharkur, nirqunaq, "Sitsun mana waray kayman chaatsimunki, qamtam karselman apatsishqayki. Kaypita, floho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el teniente vino bien castigado. Y al día siguiente temprano en la mañana fue con diez agentes para llevarlo.</text:p>
          </table:table-cell>
          <table:table-cell table:style-name="ce3" office:value-type="string" calcext:value-type="string">
            <text:p>Tsayna tenyentiqa kusa kastigashqa shamuykur, waranin quyaqa madrugadu aywarqunaq chunka ahentiwan apamunampaq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Ese día todos lo agarraron, aunque estaba muy enojado, y lo llevaron a la comisaría.</text:p>
          </table:table-cell>
          <table:table-cell table:style-name="ce3" office:value-type="string" calcext:value-type="string">
            <text:p>Tsay diyaqa waapu kaykaqta llapan tsarirkur hiqaratsiyaanaq pwestu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entregaron a ese hombre malcriado, el cabo dijo, "¿Cómo te llamas?"</text:p>
          </table:table-cell>
          <table:table-cell table:style-name="ce3" office:value-type="string" calcext:value-type="string">
            <text:p>Tsay malkreadu nunataqa chaaratsiyaptin, kaboqa nirqunaq, "Imataq hutiki?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contestó, "Felipe Zarzosa."</text:p>
          </table:table-cell>
          <table:table-cell table:style-name="ce3" office:value-type="string" calcext:value-type="string">
            <text:p>Tsayna nin, "Felipe Zarzosam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Tomando el acta, el cabo dijo, "¿Quién ha firmado aquí? Felipe contestó, "Yo lo he firmado por ser agente municipal."</text:p>
          </table:table-cell>
          <table:table-cell table:style-name="ce3" office:value-type="string" calcext:value-type="string">
            <text:p>Akta tsarirkurna, kabo nirqunaq, "Pitaq kaychawqa firmashqa?" Felipina nin, "Nuqam ahenti munisipal karnin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el cabo dijo, "¿Por qué no los haces trabajar en la iglesia si eres una autoridad y un cabecilla? Todavía así has dicho, qué tal lisura."</text:p>
          </table:table-cell>
          <table:table-cell table:style-name="ce3" office:value-type="string" calcext:value-type="string">
            <text:p>Tsayna kaboqa nirqunaq, "Imanirtaq mayor karu i kabesilla kaykar inlisyata uratsinkitsu? Todabia kaynaw nirqunki, lisur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diciendo, el cabo pegó a Felipe con puñetazos, puntapiés y con el feite.</text:p>
          </table:table-cell>
          <table:table-cell table:style-name="ce3" office:value-type="string" calcext:value-type="string">
            <text:p>Nishpa, kaboqa maqakiikurqunaq Felipetaqa hetar kutar, fetiwan shiqir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el teniente le acusó uno por uno las cosas que había dicho, "Come mierda y llévala."</text:p>
          </table:table-cell>
          <table:table-cell table:style-name="ce3" office:value-type="string" calcext:value-type="string">
            <text:p>I tenyentiqa llapan nishqanta limpu shimpipaykurqunaq, "Ismayta mikiy i apay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que el cabo le pegó más todavía.</text:p>
          </table:table-cell>
          <table:table-cell table:style-name="ce3" office:value-type="string" calcext:value-type="string">
            <text:p>Nishqanta, masraq kaboqa maqakuykurq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"Ahora tú mismo comerás mierda aquí en el cuartel.</text:p>
          </table:table-cell>
          <table:table-cell table:style-name="ce3" office:value-type="string" calcext:value-type="string">
            <text:p>"Kananmi kikiki mikunki kay kwartelchaw ismay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onque así has dicho, serás bien castigado.</text:p>
          </table:table-cell>
          <table:table-cell table:style-name="ce3" office:value-type="string" calcext:value-type="string">
            <text:p>Konke tsaynaw nirqunki, allibwenu maqa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I después de comer mierda, ahora mismo vas a la cárcel."</text:p>
          </table:table-cell>
          <table:table-cell table:style-name="ce3" office:value-type="string" calcext:value-type="string">
            <text:p>I ismayta mikurir kanantaami aywanki karselman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diciendo, comenzó a hacer el oficio para encerrarlo en el calabozo.</text:p>
          </table:table-cell>
          <table:table-cell table:style-name="ce3" office:value-type="string" calcext:value-type="string">
            <text:p>Nishpa, ofisyuta rurar qallaykunaq kalabosuman llawirir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se encontró en este extremo, el agente municipal rogó con lágrimas, "Don Tomás, sácame, por favor.</text:p>
          </table:table-cell>
          <table:table-cell table:style-name="ce3" office:value-type="string" calcext:value-type="string">
            <text:p>Tsaynaw tikrarirnash, ahenti munisipalqa waqallapa rogarkurqunaq, "Don Tomás, hurqaykam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añana mismo comenzaremos la capilla."</text:p>
          </table:table-cell>
          <table:table-cell table:style-name="ce3" office:value-type="string" calcext:value-type="string">
            <text:p>Waraytaami qallashun kapillat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Felipe suplicó al cabo, "Señor, no me mande a la cárcel.</text:p>
          </table:table-cell>
          <table:table-cell table:style-name="ce3" office:value-type="string" calcext:value-type="string">
            <text:p>Tsaynash rogarqunaq Felipeqa kabutaqa, "Señor, ama karselmanqa pasatsimay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añana mismo lo haré empezar la iglesia hasta terminarla.</text:p>
          </table:table-cell>
          <table:table-cell table:style-name="ce3" office:value-type="string" calcext:value-type="string">
            <text:p>Waraytaami inlisyata qallatsishaq asta ushashqany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a no voy a ser así</text:p>
          </table:table-cell>
          <table:table-cell table:style-name="ce3" office:value-type="string" calcext:value-type="string">
            <text:p>Mananam mas tsaynaw kallaqshaqn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añana mismo voy a hacerlos comenzar.</text:p>
          </table:table-cell>
          <table:table-cell table:style-name="ce3" office:value-type="string" calcext:value-type="string">
            <text:p>Waraytaami qallatsill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o sea malo."</text:p>
          </table:table-cell>
          <table:table-cell table:style-name="ce3" office:value-type="string" calcext:value-type="string">
            <text:p>Ama aktsay kaykuytsu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así dijo, el cabo lo amonestó estrictamente y accedió a su súplica. "Si no lo haces empezar mañana mismo, mañana, teniente, vas a volver aquí.</text:p>
          </table:table-cell>
          <table:table-cell table:style-name="ce3" office:value-type="string" calcext:value-type="string">
            <text:p>Tsaynaw niptin, kaboqa allibwenu notifikaykur aseptanaq: "Sitsun mana waraytaa qallatsinki, waraytaa, tenyenti, kutimunki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De aquí irán policías para traerlo enseguida, bien amarrado, porque esta persona aprenderá así a ser hombre.</text:p>
          </table:table-cell>
          <table:table-cell table:style-name="ce3" office:value-type="string" calcext:value-type="string">
            <text:p>Kaypitam aywanqa gwardyakuna limpu leyashqa karselman derechu apayaanampaq, porke kay nunaqa tsaynawparan yachakunqa ullqu kayt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monestándole repetidas veces lo sacó del calabozo.</text:p>
          </table:table-cell>
          <table:table-cell table:style-name="ce3" office:value-type="string" calcext:value-type="string">
            <text:p>Tsaynaw chunka-chunka kunaykur qarqaramunaq kalabosupit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volvió aquí bien furioso, después de experimentar todo el castigo de Huaraz, un hombre completamente nuevo.</text:p>
          </table:table-cell>
          <table:table-cell table:style-name="ce3" office:value-type="string" calcext:value-type="string">
            <text:p>Tsaynash kutikamunaq allibwenu kolerashqa, Waraspita kusa maakukurikur pasaypa mushuq nuna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 llegar, enseguida se puso a notificar a la gente, "El trabajo comienza mañana."</text:p>
          </table:table-cell>
          <table:table-cell table:style-name="ce3" office:value-type="string" calcext:value-type="string">
            <text:p>Chaykamur ora limpu nunakunata notifikarinaq, "Uryam waray qallan," nishp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Al día siguiente mismo los hizo empezar labrando troncos y moliendo yeso, muy enérgico.</text:p>
          </table:table-cell>
          <table:table-cell table:style-name="ce3" office:value-type="string" calcext:value-type="string">
            <text:p>Waraanintaashi qallaykatsinaq qirukunata labratsir, yesuta aqatsir, sellama waapu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sucia</text:p>
          </table:table-cell>
          <table:table-cell table:style-name="ce3" office:value-type="string" calcext:value-type="string">
            <text:p>Mana uryaqtaqa embargar, wayinman qilakunapam yaykuykur, wallpatapis o hakatapis tsarir, tsayta uryaq nunakunapaq arutsi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e hizo muy vivo por el castigo que le habían dado.</text:p>
          </table:table-cell>
          <table:table-cell table:style-name="ce3" office:value-type="string" calcext:value-type="string">
            <text:p>Allibwenu bibuyashqa kastigaratsiyaptinr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fin, de una manera u otra, terminaron la capilla.</text:p>
          </table:table-cell>
          <table:table-cell table:style-name="ce3" office:value-type="string" calcext:value-type="string">
            <text:p>Porfin imanawpis kapillata ushari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e don Felipe arrastró barro hasta con su poncho.</text:p>
          </table:table-cell>
          <table:table-cell table:style-name="ce3" office:value-type="string" calcext:value-type="string">
            <text:p>Asta ponchumpash mituta qarachanaq tsay don Felipe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terminaron el techo, toda la gente contribuyó a una colecta para hacer el zócalo.</text:p>
          </table:table-cell>
          <table:table-cell table:style-name="ce3" office:value-type="string" calcext:value-type="string">
            <text:p>Tsayta techar ushariykur, llapan nuna hitapunakuyaanaq pirqata solakyaayaa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gunos lo hicieron muy alegres.</text:p>
          </table:table-cell>
          <table:table-cell table:style-name="ce3" office:value-type="string" calcext:value-type="string">
            <text:p>Wakin kushishqa rur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algunos lo hicieron sin dejar el barro madurar.</text:p>
          </table:table-cell>
          <table:table-cell table:style-name="ce3" office:value-type="string" calcext:value-type="string">
            <text:p>I wakinqa mana mitutapis puqutsish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e zócalo salió feo.</text:p>
          </table:table-cell>
          <table:table-cell table:style-name="ce3" office:value-type="string" calcext:value-type="string">
            <text:p>Feyum tsay solaki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Quedó así mucho tiempo.</text:p>
          </table:table-cell>
          <table:table-cell table:style-name="ce3" office:value-type="string" calcext:value-type="string">
            <text:p>Tsaynawllam unay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lo hicieron con yeso.</text:p>
          </table:table-cell>
          <table:table-cell table:style-name="ce3" office:value-type="string" calcext:value-type="string">
            <text:p>Tsaypitaran yesuwan llushi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lo hicieron muy muy feo.</text:p>
          </table:table-cell>
          <table:table-cell table:style-name="ce3" office:value-type="string" calcext:value-type="string">
            <text:p>Lluta llutalla rura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mil novecientos cuarentiuno, las autoridades fueron muy buenos [sic].</text:p>
          </table:table-cell>
          <table:table-cell table:style-name="ce3" office:value-type="string" calcext:value-type="string">
            <text:p>Mil novecientos cuarentiuno kayarqan alli awtoridaakun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llos reunieron a toda la gente en asamblea y les dijeron, "De una vez vamos a hacer el retablo para que nuestra capilla sea más bonita."</text:p>
          </table:table-cell>
          <table:table-cell table:style-name="ce3" office:value-type="string" calcext:value-type="string">
            <text:p>Paykunanam llapan nunakunata aylliikur huntachaw niyarqan, "Huklla retabluta ruratsishun, kapillantsik mas shumaq kananp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contrataron a un buen albañil, Ramón Jachilla, un hombre de Marcac.</text:p>
          </table:table-cell>
          <table:table-cell table:style-name="ce3" office:value-type="string" calcext:value-type="string">
            <text:p>Tsaynam kontratayaanaq huk alli albañil Ramón Jachilla, Markaq nu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ra yerno en Chonta.</text:p>
          </table:table-cell>
          <table:table-cell table:style-name="ce3" office:value-type="string" calcext:value-type="string">
            <text:p>Chontachaw masha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Él sacó el presupuesto para ladrillo.</text:p>
          </table:table-cell>
          <table:table-cell table:style-name="ce3" office:value-type="string" calcext:value-type="string">
            <text:p>Tsaynam tasanaq aykapa ladrillupaq kashqant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Después de esto, volvió (a Marcac) diciendo, "Avisenme cuando el trabajo preliminario está listo."</text:p>
          </table:table-cell>
          <table:table-cell table:style-name="ce3" office:value-type="string" calcext:value-type="string">
            <text:p>Tsayta niriykurlla kutikunaq, "Willakayaamunki tinkuratsir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Jalaron ladrillos, mil quinientos de ellos.</text:p>
          </table:table-cell>
          <table:table-cell table:style-name="ce3" office:value-type="string" calcext:value-type="string">
            <text:p>Ladrilluta sutariyaanaq waranqa pitsqa pachak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este número estaba completo, fueron a quemarlos.</text:p>
          </table:table-cell>
          <table:table-cell table:style-name="ce3" office:value-type="string" calcext:value-type="string">
            <text:p>Tinkuratsir kewarikur ayw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, otra vez avisaron al albañil.</text:p>
          </table:table-cell>
          <table:table-cell table:style-name="ce3" office:value-type="string" calcext:value-type="string">
            <text:p>Yapay willakaaku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vino y empezó el zócalo en el atrio y en el altar mayor.</text:p>
          </table:table-cell>
          <table:table-cell table:style-name="ce3" office:value-type="string" calcext:value-type="string">
            <text:p>Tsaynam shamur qallarqan sokaluta waqtachaw i altar mayorchaw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moró mucho tiempo en eso.</text:p>
          </table:table-cell>
          <table:table-cell table:style-name="ce3" office:value-type="string" calcext:value-type="string">
            <text:p>Puntata rurarqan waqtata. Alli unaymi tsaychaw nakarirqan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Terminó eso, y apenas había empezado la bóveda cuando una enfermedad lo agarró.</text:p>
          </table:table-cell>
          <table:table-cell table:style-name="ce3" office:value-type="string" calcext:value-type="string">
            <text:p>Tsayta ushaykunaq apenas bobedantin, qishya tsarirk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a no mejoró.</text:p>
          </table:table-cell>
          <table:table-cell table:style-name="ce3" office:value-type="string" calcext:value-type="string">
            <text:p>Tsayllanam manana kachakaanaqn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urió con esa enfermedad sin terminar el contrato.</text:p>
          </table:table-cell>
          <table:table-cell table:style-name="ce3" office:value-type="string" calcext:value-type="string">
            <text:p>Tsay hipakuykarllana wanukuykurqan manaraq kontratuta ushash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por mucho tiempo buscaron a otro.</text:p>
          </table:table-cell>
          <table:table-cell table:style-name="ce3" office:value-type="string" calcext:value-type="string">
            <text:p>Tsaypitam unaytaraq ashiyaanaq mas hukta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encontraron a uno llamado Guillermo Aguilar, un albañil de Acu Vichay.</text:p>
          </table:table-cell>
          <table:table-cell table:style-name="ce3" office:value-type="string" calcext:value-type="string">
            <text:p>l taririyarqan Guillermo Aguilar nishqanta, Aqu Witsay albañil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mpezaron el retablo de adentro.</text:p>
          </table:table-cell>
          <table:table-cell table:style-name="ce3" office:value-type="string" calcext:value-type="string">
            <text:p>Tsaynam qallarqan ruri retabluta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todavía no había retablo ni bóveda encima, había misa en las fiestas.</text:p>
          </table:table-cell>
          <table:table-cell table:style-name="ce3" office:value-type="string" calcext:value-type="string">
            <text:p>Manaraq retablu, hanan bobeda kaptinmi, misa kanaq fyestakunachaw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una vez mientras el padre Dolores Victoriano Pineda celebraba misa, un pedazo de barro seco se cayó y le golpeó muy fuerte en la coronilla misma.</text:p>
          </table:table-cell>
          <table:table-cell table:style-name="ce3" office:value-type="string" calcext:value-type="string">
            <text:p>Tsaymi huk bes padre Dolores Victoriano Pineda misata ruraykaptin huk tsakishqa mitu hiqamur rataykamunaq kikin pukllukshuchaw allibwenu fwerti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el señor Pineda dijo, "Ahora no voy a celebrar misa aquí más hasta que ustedes hagan la bóveda, ya que tan fuerte se ha caído el barro en mi cabeza.</text:p>
          </table:table-cell>
          <table:table-cell table:style-name="ce3" office:value-type="string" calcext:value-type="string">
            <text:p>Tsaynam señor Pineda ninaq, "Kananqa manam mas kaychaw misata ruraatsu asta bobedata rurayashqaykiyaq, kaylaya piqaachaw mitu ratakamarqu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Ustedes las autoridades son tales que no sé cómo he de hablarles.</text:p>
          </table:table-cell>
          <table:table-cell table:style-name="ce3" office:value-type="string" calcext:value-type="string">
            <text:p>Qam awtoridaakunaqa imanaw parlapanaachi kakuyank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o oyen cuando se les dice es necesario tener bóveda encima del altar.</text:p>
          </table:table-cell>
          <table:table-cell table:style-name="ce3" office:value-type="string" calcext:value-type="string">
            <text:p>Mana wiyayankitsu, allaapa nesesaryum bobeda altar hananchaw ni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o voy a volver más a celebrar misa en este pueblo."</text:p>
          </table:table-cell>
          <table:table-cell table:style-name="ce3" office:value-type="string" calcext:value-type="string">
            <text:p>Manam mas kutimushaqtsu kay markaman misa rur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diciendo se fue enojado.</text:p>
          </table:table-cell>
          <table:table-cell table:style-name="ce3" office:value-type="string" calcext:value-type="string">
            <text:p>Nishpa ewkunaq piña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que esta gente decidió hacer la bóveda encima del altar mayor.</text:p>
          </table:table-cell>
          <table:table-cell table:style-name="ce3" office:value-type="string" calcext:value-type="string">
            <text:p>Tsaynawparan kay nunakuna pensayarqan altar mayor hanan bobedayt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Lo mismo contribuyeron chaclla, cincuenta por persona, recogiendo carrizo, contsi o japru.</text:p>
          </table:table-cell>
          <table:table-cell table:style-name="ce3" office:value-type="string" calcext:value-type="string">
            <text:p>Lomismu hitapunakuyarqan tsaqllata pitsqa chunka pura, shuqushta, quntsita o hapruta limpu aylluri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 la misma manera recogieron soguilla.</text:p>
          </table:table-cell>
          <table:table-cell table:style-name="ce3" office:value-type="string" calcext:value-type="string">
            <text:p>Hina aylluyarqan chilliw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todos los materiales estaban listos, empezaron a tejer.</text:p>
          </table:table-cell>
          <table:table-cell table:style-name="ce3" office:value-type="string" calcext:value-type="string">
            <text:p>Llapan prontakaariptin qallaykuyarqan awa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ese trabajo el albañil fue don Tomás Pantoja.</text:p>
          </table:table-cell>
          <table:table-cell table:style-name="ce3" office:value-type="string" calcext:value-type="string">
            <text:p>Tsaychaw maestru kanaq don Tomas Pantoj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el yeso lo compraron por era, rocas grandes.</text:p>
          </table:table-cell>
          <table:table-cell table:style-name="ce3" office:value-type="string" calcext:value-type="string">
            <text:p>I yesuta rantiyaanaq eraypa hatusaq qaq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as rompieron y las quemaron en la pampa de la plaza.</text:p>
          </table:table-cell>
          <table:table-cell table:style-name="ce3" office:value-type="string" calcext:value-type="string">
            <text:p>Tsayta pakirikur kuwayaanaq plasa pampachaw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después todos los viejos y los viudos lo molieron.</text:p>
          </table:table-cell>
          <table:table-cell table:style-name="ce3" office:value-type="string" calcext:value-type="string">
            <text:p>I despwes llapan awkiskuna i byudukuna aq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on eso hicieron hasta la mitad de la bóveda.</text:p>
          </table:table-cell>
          <table:table-cell table:style-name="ce3" office:value-type="string" calcext:value-type="string">
            <text:p>Tsaywanmi mitaayaq bobedata rur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así no más quedó mucho tiempo.</text:p>
          </table:table-cell>
          <table:table-cell table:style-name="ce3" office:value-type="string" calcext:value-type="string">
            <text:p>I tsaynawllam karqan alli un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on Guillermo Aguilar empezó el retablo.</text:p>
          </table:table-cell>
          <table:table-cell table:style-name="ce3" office:value-type="string" calcext:value-type="string">
            <text:p>Don Guillermo Aguilar qallaykurqan retablu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odos los republicanos le dieron de comer en la mañana, a las doce y en la tarde.</text:p>
          </table:table-cell>
          <table:table-cell table:style-name="ce3" office:value-type="string" calcext:value-type="string">
            <text:p>Payta llapan republika nunam qarayarqan quyapa, las dosi i tardi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también demoró mucho tiempo en hacer ese retablo.</text:p>
          </table:table-cell>
          <table:table-cell table:style-name="ce3" office:value-type="string" calcext:value-type="string">
            <text:p>Paypis alli unaymi demorarqan tsay retabluta rura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fin lo terminó.</text:p>
          </table:table-cell>
          <table:table-cell table:style-name="ce3" office:value-type="string" calcext:value-type="string">
            <text:p>Porfin ushayk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don Tomás Pantoja lo ayudó también cada día.</text:p>
          </table:table-cell>
          <table:table-cell table:style-name="ce3" office:value-type="string" calcext:value-type="string">
            <text:p>I don Tomas Pantojam paytapis yanaparqan kada h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terminó más rápido.</text:p>
          </table:table-cell>
          <table:table-cell table:style-name="ce3" office:value-type="string" calcext:value-type="string">
            <text:p>Tsaynawpam mas prontu ushakarq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Dos padrinos pagaron a ese albañil, don Daniel Córdova cincuenticinco soles, y Eustequio Córdova cuarenticinco soles.</text:p>
          </table:table-cell>
          <table:table-cell table:style-name="ce3" office:value-type="string" calcext:value-type="string">
            <text:p>Tsay albañilta pagayarqan ishkaq padrinukunam, don Daniel Córdova pitsqa chunka pitsqa solta, i Bustaquio Córdova chusku chunka pitsq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solamente cien soles hizo ese retablo don Guillermo Aguilar en aquel entonces.</text:p>
          </table:table-cell>
          <table:table-cell table:style-name="ce3" office:value-type="string" calcext:value-type="string">
            <text:p>Huk pachakllapaqmi tsaypin tyempu ruranaq tsay retabluta don Guillermo Aguila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eso se terminó, faltó todavía el piso.</text:p>
          </table:table-cell>
          <table:table-cell table:style-name="ce3" office:value-type="string" calcext:value-type="string">
            <text:p>Tsay rurakaariptinpis, faltarqan patsanr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adie ni pensó en eso.</text:p>
          </table:table-cell>
          <table:table-cell table:style-name="ce3" office:value-type="string" calcext:value-type="string">
            <text:p>Tsaypaqqa manam ni pi yarparqan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la gente salía del rezo y de misa, estaban muy sucios con tierra.</text:p>
          </table:table-cell>
          <table:table-cell table:style-name="ce3"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fue por mucho tiempo.</text:p>
          </table:table-cell>
          <table:table-cell table:style-name="ce3" office:value-type="string" calcext:value-type="string">
            <text:p>Tsaynawllam karqan alli unay.</text:p>
          </table:table-cell>
          <table:table-cell office:value-type="string" calcext:value-type="string">
            <text:p>CRH, Cap.3</text:p>
          </table:table-cell>
        </table:table-row>
        <table:table-row table:style-name="ro5">
          <table:table-cell table:style-name="ce3" office:value-type="string" calcext:value-type="string">
            <text:p>Cuando don Shanti Pantoja tenía veinte años y ya era casado, conversó con sus contemporáneos, "Vamos a formar un comité para mejorar nuestra capilla, primero este piso, porque ensucia mucho."</text:p>
          </table:table-cell>
          <table:table-cell table:style-name="ce3" office:value-type="string" calcext:value-type="string">
            <text:p>Don Shanti Pantoja ishkay chunka watayuq i kasaduna kaykarnam winay mayinkunata parlaparqan, "Huk komiteeta formashun kapillantsikta mas mehoranapaq puntata kay patsanta, allaapa rakchataakun," nir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cuando se reunieron bastantes jóvenes, se fundó el Comité Pro Templo San Santiago de Chontayoc.</text:p>
          </table:table-cell>
          <table:table-cell table:style-name="ce3" office:value-type="string" calcext:value-type="string">
            <text:p>Tsaymi atskaq-atskaq hobenkuna ayllukaariptin, hundakarqan komitee pro templo San Santiago de Chontayo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 ése don Shanti Pantoja fue presidente, el vicepresidente fue don Jorge Caushi, y los secretarios fueron don Carmelo Pantoja y Marcelino Reyes.</text:p>
          </table:table-cell>
          <table:table-cell table:style-name="ce3" office:value-type="string" calcext:value-type="string">
            <text:p>Tsaychaw don Shanti Pantojam karqan presidenti, vicepresidentinam karqan don Jorge Caushi, sekretaryunam karqan don Carmelo Pantoja i Marcelino Reye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si todos los hombres de Chonta firmaron para ser socios.</text:p>
          </table:table-cell>
          <table:table-cell table:style-name="ce3" office:value-type="string" calcext:value-type="string">
            <text:p>Kasi llapan Chonta nunam firmayarqan sosyu kayaanamp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 esa reunión decidieron que los socios pagarían cinco reales cada mes para el fondo.</text:p>
          </table:table-cell>
          <table:table-cell table:style-name="ce3" office:value-type="string" calcext:value-type="string">
            <text:p>Tsay huntachawnam parlayarqan sosyukuna kada killa pitsqa realta pagayaananpaq hondu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algunos no pagaron ni medio.</text:p>
          </table:table-cell>
          <table:table-cell table:style-name="ce3" office:value-type="string" calcext:value-type="string">
            <text:p>I wakinkunaqa manam ni medyuta pagayarq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ran socios solamente en nombre.</text:p>
          </table:table-cell>
          <table:table-cell table:style-name="ce3" office:value-type="string" calcext:value-type="string">
            <text:p>Hutikushqalla kaku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es años se recogió el dinero.</text:p>
          </table:table-cell>
          <table:table-cell table:style-name="ce3" office:value-type="string" calcext:value-type="string">
            <text:p>Kima watam ayllukarqan qill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on esa plata pavimentamos el piso de la iglesia.</text:p>
          </table:table-cell>
          <table:table-cell table:style-name="ce3" office:value-type="string" calcext:value-type="string">
            <text:p>Tsaywanmi iglesyapa patsanta pabimenta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ntes que se hiciera eso, habia mucha tierra.</text:p>
          </table:table-cell>
          <table:table-cell table:style-name="ce3" office:value-type="string" calcext:value-type="string">
            <text:p>Manaraq tsay rurakaptin allaapa allpan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s que iban a rezar y a oir misa salían muy sucios con tierra.</text:p>
          </table:table-cell>
          <table:table-cell table:style-name="ce3" office:value-type="string" calcext:value-type="string">
            <text:p>Resakuqkuna i misa wiyaqkunapis limpu allpa puru yarqayaamu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odo eso nos hizo pensar en hacer el piso con cemento.</text:p>
          </table:table-cell>
          <table:table-cell table:style-name="ce3" office:value-type="string" calcext:value-type="string">
            <text:p>Tsay llapanmi pensatsiyaamarqan sementuwan ruratsiyaa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o no más hicimos con ese comité.</text:p>
          </table:table-cell>
          <table:table-cell table:style-name="ce3" office:value-type="string" calcext:value-type="string">
            <text:p>Tsayllatam ruratsiyarqaa tsay sosyu karni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después cuando se reunió un poco más de dinero, compramos al padre Leopoldo un ornamento verde y una alba, y con lo que sobró compramos cuatro silletas.</text:p>
          </table:table-cell>
          <table:table-cell table:style-name="ce3" office:value-type="string" calcext:value-type="string">
            <text:p>I despwes ichik mas ayllukaariptin, padre Leopoldupita rantiyarqaa ornamentu berdita i huk albata, i sobrawan chusku sillet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lí no más algunas personas flojas desanimaron a todos los socios.</text:p>
          </table:table-cell>
          <table:table-cell table:style-name="ce3" office:value-type="string" calcext:value-type="string">
            <text:p>Tsayllachawnam qila nunakuna llapan sosyuta qilanaaratsi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bandonaron todo el proyecto.</text:p>
          </table:table-cell>
          <table:table-cell table:style-name="ce3" office:value-type="string" calcext:value-type="string">
            <text:p>Limpu llapan dehari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se terminó eso, el techo de la iglesia se había vuelto muy viejo.</text:p>
          </table:table-cell>
          <table:table-cell table:style-name="ce3" office:value-type="string" calcext:value-type="string">
            <text:p>Tsay rurakaariptin, iglesyapa techunnam limpu awkisyaakuri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nadie ni habló de eso.</text:p>
          </table:table-cell>
          <table:table-cell table:style-name="ce3" office:value-type="string" calcext:value-type="string">
            <text:p>Tsayta manam ni pi parlakuyarq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don Shanti entró como agente municipal, pensó en eso primero.</text:p>
          </table:table-cell>
          <table:table-cell table:style-name="ce3" office:value-type="string" calcext:value-type="string">
            <text:p>Don Shanti ahenti munisipal yaykurirnam, tsayta primeru pensarirq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cuando toda la gente estaba reunida en una asamblea, les dijo, "Vamos a hacer esto primero.</text:p>
          </table:table-cell>
          <table:table-cell table:style-name="ce3" office:value-type="string" calcext:value-type="string">
            <text:p>I llapan nunakunata limpu huntaman ayllurir nirqan, "Kayta rurashun puntat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oda la gente lo aceptó.</text:p>
          </table:table-cell>
          <table:table-cell table:style-name="ce3" office:value-type="string" calcext:value-type="string">
            <text:p>Llapan nuna asepta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al fin del mes de mayo empezó las tejas.</text:p>
          </table:table-cell>
          <table:table-cell table:style-name="ce3" office:value-type="string" calcext:value-type="string">
            <text:p>I mayu killa ushariptin qallarqan teh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abajando continuemente, rápido completamos el número necesario.</text:p>
          </table:table-cell>
          <table:table-cell table:style-name="ce3" office:value-type="string" calcext:value-type="string">
            <text:p>Segidu rurarmi ratu tinkuratsi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s quemaron antes del 28 de julio.</text:p>
          </table:table-cell>
          <table:table-cell table:style-name="ce3" office:value-type="string" calcext:value-type="string">
            <text:p>Manaraq 28 de hulyu kaptinmi kayari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señor obispo nos dio madera de la hacienda del seminario.</text:p>
          </table:table-cell>
          <table:table-cell table:style-name="ce3" office:value-type="string" calcext:value-type="string">
            <text:p>I qirukunatanam quyamarqan señor obispu seminaryu asyendapi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don Herminio Cochachin compró el carrizo, cuarenta cargas, de Pariacoto.</text:p>
          </table:table-cell>
          <table:table-cell table:style-name="ce3" office:value-type="string" calcext:value-type="string">
            <text:p>I shuqushtanam rantimurqan don Herminio Cochachin, chusku chunka kargata Paryakotupi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perando a que lo mandara traer, nos hicimos muy tarde.</text:p>
          </table:table-cell>
          <table:table-cell table:style-name="ce3" office:value-type="string" calcext:value-type="string">
            <text:p>Tsayta apatsimunanta shuyarakurmi limpu tardiku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el 18 de noviembre yo mismo fui todavía para traerlo.</text:p>
          </table:table-cell>
          <table:table-cell table:style-name="ce3" office:value-type="string" calcext:value-type="string">
            <text:p>I 18 de nobyembri kikii aywakurran apamurqa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los camiones cobraron demasiado, fui en un camión viejo, amarrando sus ruedas con soguilla.</text:p>
          </table:table-cell>
          <table:table-cell table:style-name="ce3" office:value-type="string" calcext:value-type="string">
            <text:p>Kamyonkuna allaapa atskata kobrakuyaptin, aywarqaa huk awkislla kamyonwan, rwedankunatapis chilliiwallawan leyark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Fuimos a las doce y llegamos allí abajo a Pariacoto a las cinco de la tarde.</text:p>
          </table:table-cell>
          <table:table-cell table:style-name="ce3" office:value-type="string" calcext:value-type="string">
            <text:p>Aywakuyarqaa las dosinam i Paryakotuman charpuyarqaa las sinku de la tard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li cenamos, y después comenzamos a cargar.</text:p>
          </table:table-cell>
          <table:table-cell table:style-name="ce3" office:value-type="string" calcext:value-type="string">
            <text:p>Tsaychaw senakurkur, kargar qallaykayaamu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a que el carrizo estaba tirado al lado de la carretera, estaba tapado con polvo.</text:p>
          </table:table-cell>
          <table:table-cell table:style-name="ce3" office:value-type="string" calcext:value-type="string">
            <text:p>Karetera kuchunllachaw kaptin, limpu allpapis nitishqa k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 todos modos, de una manera u otra cargamos las cuarenta cargas.</text:p>
          </table:table-cell>
          <table:table-cell table:style-name="ce3" office:value-type="string" calcext:value-type="string">
            <text:p>Hinam imanawpis kargayaamurqaa chusku chunka karg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 las nueve salimos de Pariacoto.</text:p>
          </table:table-cell>
          <table:table-cell table:style-name="ce3" office:value-type="string" calcext:value-type="string">
            <text:p>Las nwebinam yarqarayaamurqaa Paryakotupi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Vinimos manejando toda la noche.</text:p>
          </table:table-cell>
          <table:table-cell table:style-name="ce3" office:value-type="string" calcext:value-type="string">
            <text:p>Waraatsiq shamuyku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Punta Callan el chofer dijo, "Tengo sueño," y se puso a dormir.</text:p>
          </table:table-cell>
          <table:table-cell table:style-name="ce3" office:value-type="string" calcext:value-type="string">
            <text:p>Qallan Puntachawnam chofer "pununaami" nir, punuramur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ando esa vuelta vimos qué lindo es Huarez todo iluminado.</text:p>
          </table:table-cell>
          <table:table-cell table:style-name="ce3" office:value-type="string" calcext:value-type="string">
            <text:p>Tsayta waqtaramur rikaarayaamurqaa Warasta shumaq aktsikuykaq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maneció cuando vinimos a Cocha.</text:p>
          </table:table-cell>
          <table:table-cell table:style-name="ce3" office:value-type="string" calcext:value-type="string">
            <text:p>Patsa waraarirqan Qochaqta sharaykaayaamupti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legamos a Huaraz bien temprano.</text:p>
          </table:table-cell>
          <table:table-cell table:style-name="ce3" office:value-type="string" calcext:value-type="string">
            <text:p>Warasman chaarayaamurqaa pasaypa quyall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pasamos directamente a Shirapoco.</text:p>
          </table:table-cell>
          <table:table-cell table:style-name="ce3" office:value-type="string" calcext:value-type="string">
            <text:p>I derechu pasariyarqaa Shirapuqu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li se estacionó el camión.</text:p>
          </table:table-cell>
          <table:table-cell table:style-name="ce3" office:value-type="string" calcext:value-type="string">
            <text:p>Tsaychaw kamyon taykuri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ara que la gente se diera cuenta (arriba en Chontayoc), tocó el claxon.</text:p>
          </table:table-cell>
          <table:table-cell table:style-name="ce3" office:value-type="string" calcext:value-type="string">
            <text:p>Nunakuna maakuyaanampaq, awtuta waqatsi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Chonta lo oyeron y contestaron tocando la campana.</text:p>
          </table:table-cell>
          <table:table-cell table:style-name="ce3" office:value-type="string" calcext:value-type="string">
            <text:p>Tsaytanam Chontachaw maakuriyarqan kampanata tokar qayanak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a gente bajó.</text:p>
          </table:table-cell>
          <table:table-cell table:style-name="ce3" office:value-type="string" calcext:value-type="string">
            <text:p>Nunakuna hiqarayaam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amarrando el carrizo, lo pasaron sobre el rio.</text:p>
          </table:table-cell>
          <table:table-cell table:style-name="ce3" office:value-type="string" calcext:value-type="string">
            <text:p>Tsaymi shuqushta shullqaypa pasatsiyarqaa mayu hanan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de llevarlo, empezamos desarmando (el techo de) la iglesia.</text:p>
          </table:table-cell>
          <table:table-cell table:style-name="ce3" office:value-type="string" calcext:value-type="string">
            <text:p>Tsayta ashtariykurmi qallaykuyarqaa kapillata tuqlir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llegamos al domingo, y si no hubiéramos trabajado el domingo, la lluvia hubiera malogrado completamente las paredes y la bóveda.</text:p>
          </table:table-cell>
          <table:table-cell table:style-name="ce3" office:value-type="string" calcext:value-type="string">
            <text:p>Tsaymi chaakuriyarqaa dominguman, i mana domingu uryarqa allaapa tamya limpu pirqata i bobedata piqturam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yo fui al padre párroco a pedir permiso para trabajar el domingo.</text:p>
          </table:table-cell>
          <table:table-cell table:style-name="ce3" office:value-type="string" calcext:value-type="string">
            <text:p>Tsaynam aywarqaa padre parukuman domingupa uryayaanaapaq permisu mañ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lo expliqué todo, él consintió.</text:p>
          </table:table-cell>
          <table:table-cell table:style-name="ce3" office:value-type="string" calcext:value-type="string">
            <text:p>Tsaymi pay limpu kaayiratsiptii, "Bwenu" nim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trabajamos ese día santo.</text:p>
          </table:table-cell>
          <table:table-cell table:style-name="ce3" office:value-type="string" calcext:value-type="string">
            <text:p>Tsaynawpam tsay santu hunaq urya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i no hubiera habido la lluvia, no hubiéramos trabajado el domingo.</text:p>
          </table:table-cell>
          <table:table-cell table:style-name="ce3" office:value-type="string" calcext:value-type="string">
            <text:p>Mana tamya kaptinqa, manachi domingu uryayaamantsu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con el permiso del padre Arnaldo trabajamos tranquilamente.</text:p>
          </table:table-cell>
          <table:table-cell table:style-name="ce3" office:value-type="string" calcext:value-type="string">
            <text:p>Peru padre Arnoldupa permisunwanmi trankilu urya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unes en la tarde terminamos todo ese trabajo.</text:p>
          </table:table-cell>
          <table:table-cell table:style-name="ce3" office:value-type="string" calcext:value-type="string">
            <text:p>Lunis tardinam ushariyarqaa tsay llapan trabahu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a tarde había una gran fiesta, con banda de músicos, caja, flauta y rayán.</text:p>
          </table:table-cell>
          <table:table-cell table:style-name="ce3" office:value-type="string" calcext:value-type="string">
            <text:p>Tsay tardi kusam fyesta kaykurqan, banda musiku, kaha, flawta i ray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artes guardamos cuidadosamente todo lo que había sobrado y el carrizo tembién.</text:p>
          </table:table-cell>
          <table:table-cell table:style-name="ce3" office:value-type="string" calcext:value-type="string">
            <text:p>Martischawnam gwardapakuyarqaa llapan sobrakunata i shuqushtapi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Quedaron casi veinte cargas de carrizo.</text:p>
          </table:table-cell>
          <table:table-cell table:style-name="ce3" office:value-type="string" calcext:value-type="string">
            <text:p>Kedaykurqan kasi ishkay chunka kargam shuqush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a que eran largos, un poco no más alcanzó.</text:p>
          </table:table-cell>
          <table:table-cell table:style-name="ce3" office:value-type="string" calcext:value-type="string">
            <text:p>Hatusaq karmi wallkalla tsari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 aquel tiempo la gente era muy dócil.</text:p>
          </table:table-cell>
          <table:table-cell table:style-name="ce3" office:value-type="string" calcext:value-type="string">
            <text:p>Tsaypin tyempu allaapa shumaqmi nunakuna ka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da día cincuenta o sesenta personas trabajaron.</text:p>
          </table:table-cell>
          <table:table-cell table:style-name="ce3" office:value-type="string" calcext:value-type="string">
            <text:p>Kada hunaq pitsqa o huqta chunkam nunakuna urya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habían reparado ese techo de la iglesia, todavía faltó la bóveda.</text:p>
          </table:table-cell>
          <table:table-cell table:style-name="ce3" office:value-type="string" calcext:value-type="string">
            <text:p>Tsay inlisyapa techunta altsariyaptinpis, faltarqan bobedar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ese año ya no pudimos hacer más.</text:p>
          </table:table-cell>
          <table:table-cell table:style-name="ce3" office:value-type="string" calcext:value-type="string">
            <text:p>I tsay wata manam pwediyarqaanatsu mas ruray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 fin de ese año, todas las autoridades nos cambiamos.</text:p>
          </table:table-cell>
          <table:table-cell table:style-name="ce3" office:value-type="string" calcext:value-type="string">
            <text:p>Tsay wata tinkuramuptin, llapaa karguukuna limpu kambyakuri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ese año las nuevas autoridades no hicieron trabajar a la gente.</text:p>
          </table:table-cell>
          <table:table-cell table:style-name="ce3" office:value-type="string" calcext:value-type="string">
            <text:p>I tsay wata mushuq kargukuna manam ni imata ruratsiyarq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el próximo año otra vez me nombraron teniente gobernador.</text:p>
          </table:table-cell>
          <table:table-cell table:style-name="ce3" office:value-type="string" calcext:value-type="string">
            <text:p>Mas huk shamuq watachawnam yapay nombrayaamarqan tenyenti gobernador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el agente municipal fue un hombre muy irresponsable.</text:p>
          </table:table-cell>
          <table:table-cell table:style-name="ce3" office:value-type="string" calcext:value-type="string">
            <text:p>Peru ahenti munisipalnam karqan allaapa mana kasuku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quería que todo fuera para su propio beneficio no más.</text:p>
          </table:table-cell>
          <table:table-cell table:style-name="ce3" office:value-type="string" calcext:value-type="string">
            <text:p>Kikinllapaq imapis kananta mun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se año yo congregué a toda la gente y les dije en asamblea, "Este año vamos a hacer de una vez la bóveda de nuestra iglesia."</text:p>
          </table:table-cell>
          <table:table-cell table:style-name="ce3" office:value-type="string" calcext:value-type="string">
            <text:p>Tsay watanam nuqana llapan nunakunata aylluriykur nirqaa huntachawna, "Kay watachawqa inlisyantsikpa bobedanta huklla ruraykatsishun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oda la gente estaba de acuerdo.</text:p>
          </table:table-cell>
          <table:table-cell table:style-name="ce3" office:value-type="string" calcext:value-type="string">
            <text:p>Llapan nuna "Allim kanqa," niyarq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entonces todos los casados contribuimos treinta soles cada uno, para contratar un albañil y para pagar los otros gastos con ese dinero.</text:p>
          </table:table-cell>
          <table:table-cell table:style-name="ce3" office:value-type="string" calcext:value-type="string">
            <text:p>I tsaynam llapan kasaduta hitapuyarqaa kima chunka soltayan, tsaywan albañilta i mas faltakunata rantiyaanaap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mandé unos agentes a un albañil conocido para que nos hiciera el presupuesto.</text:p>
          </table:table-cell>
          <table:table-cell table:style-name="ce3" office:value-type="string" calcext:value-type="string">
            <text:p>Tsaynam mandarqaa ahentikunata huk riqishqa albañilman, maa aykapaqshi ruramunqa ni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es agentes fueron.</text:p>
          </table:table-cell>
          <table:table-cell table:style-name="ce3" office:value-type="string" calcext:value-type="string">
            <text:p>Tsaynam aywayarqan kim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ajeron a Emilio Vargas.</text:p>
          </table:table-cell>
          <table:table-cell table:style-name="ce3" office:value-type="string" calcext:value-type="string">
            <text:p>Chaaratsiyaamurqan Emilio Vargas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e tarde cuando tocamos la campana, gran número de personas se reunió.</text:p>
          </table:table-cell>
          <table:table-cell table:style-name="ce3" office:value-type="string" calcext:value-type="string">
            <text:p>Tsay tardipa kampanata tokaratsiyaptii, alli atska nunakuna ayllukarayanm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le dije, "¿Por cuánto podría usted hacer nuestra bóveda por contrato?"</text:p>
          </table:table-cell>
          <table:table-cell table:style-name="ce3" office:value-type="string" calcext:value-type="string">
            <text:p>Tsaynam niyarqaa, "Bekapaqtaq kontratupa kay bobedaakunata ruraykamunkiman?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on Emilio hizo su estudio.</text:p>
          </table:table-cell>
          <table:table-cell table:style-name="ce3" office:value-type="string" calcext:value-type="string">
            <text:p>Don Emilio niyaptinnam, tasaramurqan.</text:p>
          </table:table-cell>
          <table:table-cell office:value-type="string" calcext:value-type="string">
            <text:p>CRH, Cap.3</text:p>
          </table:table-cell>
        </table:table-row>
        <table:table-row table:style-name="ro6">
          <table:table-cell table:style-name="ce3" office:value-type="string" calcext:value-type="string">
            <text:p>Dijo, "Haré esto muy bonito por tres mil quinientos soles, si ustedes me ayudan cada día.</text:p>
          </table:table-cell>
          <table:table-cell table:style-name="ce3" office:value-type="string" calcext:value-type="string">
            <text:p>Kayta alli shumaq ruramushaq, kada hunaq yanapayaamaptiq kima waranqa pitsqa pachakllapaqmi.</text:p>
            <text:p/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o es barato."</text:p>
          </table:table-cell>
          <table:table-cell table:style-name="ce3" office:value-type="string" calcext:value-type="string">
            <text:p>Tsay baratum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toda la gente quedó asustada.</text:p>
          </table:table-cell>
          <table:table-cell table:style-name="ce3" office:value-type="string" calcext:value-type="string">
            <text:p>Tsaynam llapan nuna limpu mantsakaayarqan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"Nosotros ¿de dónde le vamos a pagar tanto? ¿Y con qué vamos a comprar yeso todavía? O si no, si quiere cobrar tanto, que él no más pague el yeso también."</text:p>
          </table:table-cell>
          <table:table-cell table:style-name="ce3" office:value-type="string" calcext:value-type="string">
            <text:p>"Nuqantsik maypitam tsaytsikata pagashun payta? I yesutaqa imawantaq rantishun? O mana tsayqa payllana tsaytsikata kobrakurqa, churatsun yesutapis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le rogamos, "Rebaja ese precio pues. No podemos pagar tanto. Es mucho."</text:p>
          </table:table-cell>
          <table:table-cell table:style-name="ce3" office:value-type="string" calcext:value-type="string">
            <text:p>Tsaynam rogayarqaa allaapam, "Tsay rebahariykuyri. Manam tsaytsikata pagayta pwediyaatsu. Allaapam," ni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cuando le suplicamos, bajó a tres mil.</text:p>
          </table:table-cell>
          <table:table-cell table:style-name="ce3" office:value-type="string" calcext:value-type="string">
            <text:p>Tsaynam rogayaptii bahamurqan kima waranqa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i eso tampoco fue favorable a nosotros.</text:p>
          </table:table-cell>
          <table:table-cell table:style-name="ce3" office:value-type="string" calcext:value-type="string">
            <text:p>Ni tsaypis balorayarqa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ra mucho.</text:p>
          </table:table-cell>
          <table:table-cell table:style-name="ce3" office:value-type="string" calcext:value-type="string">
            <text:p>Allaapam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le dijimos, "De otro modo quizás sería mejor si lo dejáramos.</text:p>
          </table:table-cell>
          <table:table-cell table:style-name="ce3" office:value-type="string" calcext:value-type="string">
            <text:p>Tsaynam niyarqaa, "Mana tsayqa deharishunch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 mucho."</text:p>
          </table:table-cell>
          <table:table-cell table:style-name="ce3" office:value-type="string" calcext:value-type="string">
            <text:p>Allaapam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nos dijo, "Si no, voy a trabajar por día no más."</text:p>
          </table:table-cell>
          <table:table-cell table:style-name="ce3" office:value-type="string" calcext:value-type="string">
            <text:p>Tsaynam niyaamarqa, "Mana tsayqa diyayllapa hina uryamush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hicimos el contrato.</text:p>
          </table:table-cell>
          <table:table-cell table:style-name="ce3" office:value-type="string" calcext:value-type="string">
            <text:p>Tsaynaw kontratuta rurari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Inmediatamente le pagamos adelanto de doscientos soles.</text:p>
          </table:table-cell>
          <table:table-cell table:style-name="ce3" office:value-type="string" calcext:value-type="string">
            <text:p>Inmedyatamente adelantariyarqaa ishkay pachak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después fijamos el día para empezar a trabajar, con un mes de retraso.</text:p>
          </table:table-cell>
          <table:table-cell table:style-name="ce3" office:value-type="string" calcext:value-type="string">
            <text:p>I despwes señalariyarqaa huk killata trabahar qallaykamunampaq.</text:p>
          </table:table-cell>
          <table:table-cell office:value-type="string" calcext:value-type="string">
            <text:p>CRH, Cap.3</text:p>
          </table:table-cell>
        </table:table-row>
        <table:table-row table:style-name="ro6">
          <table:table-cell table:style-name="ce3" office:value-type="string" calcext:value-type="string">
            <text:p>Cada domingo cuando fuimos a la reunión en la subprefectura, el subprefecto decia, "Si quieren llevar a cabo cualquier obra en su pueblo, presenten un oficio al prefecio.</text:p>
          </table:table-cell>
          <table:table-cell table:style-name="ce3" office:value-type="string" calcext:value-type="string">
            <text:p>Kada domingu huntaman subprefekturata aywayaptiinam, pay nirqan, "Imata markaykikunachaw ruratsita munarqa, prefekturaman presentayay huk ofisyu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lo pasará a Cooperación Popular."</text:p>
          </table:table-cell>
          <table:table-cell table:style-name="ce3" office:value-type="string" calcext:value-type="string">
            <text:p>Paymi pasatsinqa Cooperación Popularman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así nos dijo, yo preparé alegremente un oficio y lo presenté al prefecto en que dije: "Necesitamos cinco toneladas de yeso para nuestra capilla."</text:p>
          </table:table-cell>
          <table:table-cell table:style-name="ce3" office:value-type="string" calcext:value-type="string">
            <text:p>Tsaynaw niptin, nuqaqa kushishqa ofisyuta rurarir presentarirqaa prefekturaman: "Kapillapaqmi nesesitayaa pitsqa tonelada yesuta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entregué el oficio, el hombre que trabajaba en la mesa de partes me dijo, "Vuelve dentro de una semana.</text:p>
          </table:table-cell>
          <table:table-cell table:style-name="ce3" office:value-type="string" calcext:value-type="string">
            <text:p>Tsaynaw ofisyuta entregariptii, mesa de partichaw uryaq nuna niman, "Kutimunki kanannaw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ncontrarás al prefecto mismo."</text:p>
          </table:table-cell>
          <table:table-cell table:style-name="ce3" office:value-type="string" calcext:value-type="string">
            <text:p>Tsayran tarinki kikin prefektut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de esperar largo rato, por fin llegó ese dia.</text:p>
          </table:table-cell>
          <table:table-cell table:style-name="ce3" office:value-type="string" calcext:value-type="string">
            <text:p>Tsay hunaq shuyaraykaptii, porfin chaaram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fui a la prefectura y allí estaba él, habiendo llegado ya.</text:p>
          </table:table-cell>
          <table:table-cell table:style-name="ce3" office:value-type="string" calcext:value-type="string">
            <text:p>Tsaynam aywarqa prefekturaman i tsaychaw chaarishqana kayk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esperé pacientemente mi turno.</text:p>
          </table:table-cell>
          <table:table-cell table:style-name="ce3" office:value-type="string" calcext:value-type="string">
            <text:p>I shuyaraa turnuutar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llegó mi turno, entré al despacho del prefecto.</text:p>
          </table:table-cell>
          <table:table-cell table:style-name="ce3" office:value-type="string" calcext:value-type="string">
            <text:p>Turnuu chaaramuptinnam yaykurirqaa prefektu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le dije, "He presentado un oficio.</text:p>
          </table:table-cell>
          <table:table-cell table:style-name="ce3" office:value-type="string" calcext:value-type="string">
            <text:p>Tsaynam nii, "Ofisyutam presentalla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¿No podría usted darnos yeso para hacer la bóveda de la iglesia?</text:p>
          </table:table-cell>
          <table:table-cell table:style-name="ce3" office:value-type="string" calcext:value-type="string">
            <text:p>Manaku yesulla quyama(...)nan inlisyata bobedallaayaanapaqmi?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Queremos cien quintales.</text:p>
          </table:table-cell>
          <table:table-cell table:style-name="ce3" office:value-type="string" calcext:value-type="string">
            <text:p>Munallaayaq huk pachak kintaltam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l prefecto dijo, "Bueno.</text:p>
          </table:table-cell>
          <table:table-cell table:style-name="ce3" office:value-type="string" calcext:value-type="string">
            <text:p>Tsaynam prefetoqa nin "Bwen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e lo voy a dar.</text:p>
          </table:table-cell>
          <table:table-cell table:style-name="ce3" office:value-type="string" calcext:value-type="string">
            <text:p>Hina quyashqaykim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hora mismo voy a pasar el oficio a Huallanca.</text:p>
          </table:table-cell>
          <table:table-cell table:style-name="ce3" office:value-type="string" calcext:value-type="string">
            <text:p>Kanantaami pasatsii ofisyuta Wallanka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lí está la oficina de Cooperación Popular.</text:p>
          </table:table-cell>
          <table:table-cell table:style-name="ce3" office:value-type="string" calcext:value-type="string">
            <text:p>Tsaychawmi ofisina Cooperación Popula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Vuelve acá después de una semana."</text:p>
          </table:table-cell>
          <table:table-cell table:style-name="ce3" office:value-type="string" calcext:value-type="string">
            <text:p>Kutimuy semanat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de una semana volví.</text:p>
          </table:table-cell>
          <table:table-cell table:style-name="ce3" office:value-type="string" calcext:value-type="string">
            <text:p>Huk semana kumpliriptinnam kuti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me dijo, "No te preocupes.</text:p>
          </table:table-cell>
          <table:table-cell table:style-name="ce3" office:value-type="string" calcext:value-type="string">
            <text:p>Tsaynam niman, "Ama imapis qukushuy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es voy a dar yeso.</text:p>
          </table:table-cell>
          <table:table-cell table:style-name="ce3" office:value-type="string" calcext:value-type="string">
            <text:p>Yesuta quyashqaykim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el ingeniero llegará en una semana todavía.</text:p>
          </table:table-cell>
          <table:table-cell table:style-name="ce3" office:value-type="string" calcext:value-type="string">
            <text:p>Peru inhenyeruran chaamunqa kanannaw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podré avisarte con más certeza.</text:p>
          </table:table-cell>
          <table:table-cell table:style-name="ce3" office:value-type="string" calcext:value-type="string">
            <text:p>Tsaymi imatapis fihuta willashqayk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Vuelve después de nueve días."</text:p>
          </table:table-cell>
          <table:table-cell table:style-name="ce3" office:value-type="string" calcext:value-type="string">
            <text:p>Kutimunki isqun hunaqta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l día que hablamos fijado en el contrato con el albañil se acercaba y el prefecto seguía diciéndome lo mismo cada vez.</text:p>
          </table:table-cell>
          <table:table-cell table:style-name="ce3" office:value-type="string" calcext:value-type="string">
            <text:p>Albañilwan kontratu rurayanqaaqa masna serkaramurqan i tsaynawlla kada bes nim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Siete veces andaba a su despacho en vano.</text:p>
          </table:table-cell>
          <table:table-cell table:style-name="ce3" office:value-type="string" calcext:value-type="string">
            <text:p>Purirqaa qanchis hunaqnam osyosu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se último día que había fijado, cuando fui me dijo, "Vuelve mañana a las doce y media."</text:p>
          </table:table-cell>
          <table:table-cell table:style-name="ce3" office:value-type="string" calcext:value-type="string">
            <text:p>Tsay ultimu señalashqan hunaq aywaptiinam nimarqan, "Waray kutimunki dosi i medy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volví acá triste.</text:p>
          </table:table-cell>
          <table:table-cell table:style-name="ce3" office:value-type="string" calcext:value-type="string">
            <text:p>Tsaynam llakishqa kutikamu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 las doce y media ya no atienden a nadie.</text:p>
          </table:table-cell>
          <table:table-cell table:style-name="ce3" office:value-type="string" calcext:value-type="string">
            <text:p>Dosi medyaqa manam ni pita atyendinna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 las doce no más cierran la puerta.</text:p>
          </table:table-cell>
          <table:table-cell table:style-name="ce3" office:value-type="string" calcext:value-type="string">
            <text:p>Las dosillam punkuta limpu wichqariy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nsaba que seguramente por no querer dármelo lo dijo así.</text:p>
          </table:table-cell>
          <table:table-cell table:style-name="ce3" office:value-type="string" calcext:value-type="string">
            <text:p>Seguramente mana munarllanam tsaynaw nin, nir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Aquí (en Chonta) la gente estaba armando andamios y no había yeso, ni un quintal para empezar.</text:p>
          </table:table-cell>
          <table:table-cell table:style-name="ce3" office:value-type="string" calcext:value-type="string">
            <text:p>Kaychawqa nunakuna ruraraykaayarqan andamyatanam i yesuqa kantsu, ni huk kintal qallaykunamp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por fin el albañil llegó.</text:p>
          </table:table-cell>
          <table:table-cell table:style-name="ce3" office:value-type="string" calcext:value-type="string">
            <text:p>I porfin albañil chaaramu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o había yeso.</text:p>
          </table:table-cell>
          <table:table-cell table:style-name="ce3" office:value-type="string" calcext:value-type="string">
            <text:p>Yesu kan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él dijo, "Apúrate.</text:p>
          </table:table-cell>
          <table:table-cell table:style-name="ce3" office:value-type="string" calcext:value-type="string">
            <text:p>I payqa nin, "Apura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aigan yeso.</text:p>
          </table:table-cell>
          <table:table-cell table:style-name="ce3" office:value-type="string" calcext:value-type="string">
            <text:p>Yesuta apayaamu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te mes no más tengo tiempo.</text:p>
          </table:table-cell>
          <table:table-cell table:style-name="ce3" office:value-type="string" calcext:value-type="string">
            <text:p>Kay killallam tyempuu k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próximo mes tengo contrato en otra parte.</text:p>
          </table:table-cell>
          <table:table-cell table:style-name="ce3" office:value-type="string" calcext:value-type="string">
            <text:p>Mas huk killaqa huk laduchawmi kontratu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águenme solamente cuarenta soles al día.</text:p>
          </table:table-cell>
          <table:table-cell table:style-name="ce3" office:value-type="string" calcext:value-type="string">
            <text:p>Hina pagayaamay chusku chunka solllata kada hu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eso no más trabajaré por ser este nuestro terruño."</text:p>
          </table:table-cell>
          <table:table-cell table:style-name="ce3" office:value-type="string" calcext:value-type="string">
            <text:p>Hina tsayllapaq uryamushaq kay markantsik kanqanraykur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mpezó a armar los mantaes para que se cruzaran después con carrizo.</text:p>
          </table:table-cell>
          <table:table-cell table:style-name="ce3" office:value-type="string" calcext:value-type="string">
            <text:p>Qallaykamurqan armar mantekunawan, despwes shuqushwan tsaqllakaananp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La iglesia tenía un pequeño fondo, lo que sobró de contribuciones para misa, docientos soles.</text:p>
          </table:table-cell>
          <table:table-cell table:style-name="ce3" office:value-type="string" calcext:value-type="string">
            <text:p>Inlisyapam misa sobrakuna ayllukashqa karqan, ishkay pachak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on ese dinero compramos veinte quintales de yeso de Secsecpampa.</text:p>
          </table:table-cell>
          <table:table-cell table:style-name="ce3" office:value-type="string" calcext:value-type="string">
            <text:p>Tsaywannam Siqsiqpampapita rantirayaamurqaa ishkay chunka kintalt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después andando cada mañana y cada tarde yo recogía plata de la gente para comprar más.</text:p>
          </table:table-cell>
          <table:table-cell table:style-name="ce3" office:value-type="string" calcext:value-type="string">
            <text:p>I despwes kada quya i kada tardi purirqaa nunakunapita ayllur qillayta, masta rantiyaanaapaq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Esos veinte quintales que habíamos comprado, pues ese maldito yesero nos engañó.</text:p>
          </table:table-cell>
          <table:table-cell table:style-name="ce3" office:value-type="string" calcext:value-type="string">
            <text:p>Tsay ishkay chunka kintal rantiyashqaatam, maa tsay malafwe yeseru engañayaam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lo pesamos, había solamente dieciséis quintales.</text:p>
          </table:table-cell>
          <table:table-cell table:style-name="ce3" office:value-type="string" calcext:value-type="string">
            <text:p>Pesarikur tupuriyaptii, kanaq chunka huqta kintalll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yo mandé dos agentes a Secsecpampa para traer preso al yesero, muy enojado.</text:p>
          </table:table-cell>
          <table:table-cell table:style-name="ce3" office:value-type="string" calcext:value-type="string">
            <text:p>Tsaynam nuqaqa ishkay ahentikunatana kacharirquu Siqsiqpampata yeseruta presu apayaamunampaq, limpu kolerashq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cuando quisieron traerlo preso, (él y su esposa) estaban molestos y dijeron, "Nosotros se lo hemos vendido completo."</text:p>
          </table:table-cell>
          <table:table-cell table:style-name="ce3" office:value-type="string" calcext:value-type="string">
            <text:p>Tsaynam presu apamuyta munayaptin waapu kayarqunaq, "Nuqana kompletutam rantikuyashqaq," nir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los agentes, muy enojados dijeron, "Si no nos obedeces, te llevamos hasta a garrotazos."</text:p>
          </table:table-cell>
          <table:table-cell table:style-name="ce3" office:value-type="string" calcext:value-type="string">
            <text:p>Tsaynam ahentikuna malasna waapu niyarqunaq, "Sitsun mana obedisiyaamanki, asta wilurkuryanmi apay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se humilló y dijo, "De todos modos lo completaré mañana."</text:p>
          </table:table-cell>
          <table:table-cell table:style-name="ce3" office:value-type="string" calcext:value-type="string">
            <text:p>Tsaynam umillakurinaq i ninaq, "Hina kompletallaamushaqmi waray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al día siguiente yo fui.</text:p>
          </table:table-cell>
          <table:table-cell table:style-name="ce3" office:value-type="string" calcext:value-type="string">
            <text:p>Tsaynam waraaninqa nuqana aywarqa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Cuando llegué allí, la esposa del yesero estaba furiosa. "¿Quién eres tú para decirnos que falta cuando tú no más lo has pesado?</text:p>
          </table:table-cell>
          <table:table-cell table:style-name="ce3" office:value-type="string" calcext:value-type="string">
            <text:p>Tsay chaariptiinam, yeserupa warminqa waapu kaykaanaq, "Qamqa pitaq kanki kikiykilla yesuta tupurir, 'Faltanmi' niyaamaanaykipaq?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Nadie ha venido haciendo eso nunca.</text:p>
          </table:table-cell>
          <table:table-cell table:style-name="ce3" office:value-type="string" calcext:value-type="string">
            <text:p>Manam ni pi tsaynawqa ruramushqatsu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enojado yo he dicho, "Señora, yo no vengo a ti para pedir yeso en forma de caridad.</text:p>
          </table:table-cell>
          <table:table-cell table:style-name="ce3" office:value-type="string" calcext:value-type="string">
            <text:p>Tsaynam nuqaqa waapuna nirquu, "Señora, nuqa manam qanman shamuu yesu mañakuq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o pago por tu yeso el precio que ustedes piden.</text:p>
          </table:table-cell>
          <table:table-cell table:style-name="ce3" office:value-type="string" calcext:value-type="string">
            <text:p>Nuqaqa presyunniykita pagaa yesuykipi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Ustedes tienen que dárnoslo completo."</text:p>
          </table:table-cell>
          <table:table-cell table:style-name="ce3" office:value-type="string" calcext:value-type="string">
            <text:p>Qamkuna kompletutam quyaamaanayki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la mujer estaba más amarga.</text:p>
          </table:table-cell>
          <table:table-cell table:style-name="ce3" office:value-type="string" calcext:value-type="string">
            <text:p>I warmiqa mas waap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yo dije, "Nadie usa tu yeso todavia.</text:p>
          </table:table-cell>
          <table:table-cell table:style-name="ce3" office:value-type="string" calcext:value-type="string">
            <text:p>Tsaynam nirqaa, "Manam yesuykita pipis usanraq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vuélvelo acá.</text:p>
          </table:table-cell>
          <table:table-cell table:style-name="ce3" office:value-type="string" calcext:value-type="string">
            <text:p>Kutitsikamu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de hoy en adelante ustedes ya no van a trabajar con yeso.</text:p>
          </table:table-cell>
          <table:table-cell table:style-name="ce3" office:value-type="string" calcext:value-type="string">
            <text:p>Kananpita witsaypa mananam yesuwan uryayanki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Hoy mismo voy al subprefecto.</text:p>
          </table:table-cell>
          <table:table-cell table:style-name="ce3" office:value-type="string" calcext:value-type="string">
            <text:p>Kanantaami aywaa subprefektum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¿Cómo se llama tu esposo?"</text:p>
          </table:table-cell>
          <table:table-cell table:style-name="ce3" office:value-type="string" calcext:value-type="string">
            <text:p>Imataq quwaykipa hutin?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uando dije eso, por fin esa mujer se humilló.</text:p>
          </table:table-cell>
          <table:table-cell table:style-name="ce3" office:value-type="string" calcext:value-type="string">
            <text:p>Niptiiran, tsay warmi porfin umillari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o tomé papel y lapicero y lo apunté.</text:p>
          </table:table-cell>
          <table:table-cell table:style-name="ce3" office:value-type="string" calcext:value-type="string">
            <text:p>Nuqaqa papelta i lapiseruta tsarirkur, apuntari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suplicó, “Después de todo manda a tu gente.</text:p>
          </table:table-cell>
          <table:table-cell table:style-name="ce3" office:value-type="string" calcext:value-type="string">
            <text:p>Tsaynam rogakuyarqaa, "Hina nunallaykikunata mandaykamuy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quí lo pesaré."</text:p>
          </table:table-cell>
          <table:table-cell table:style-name="ce3" office:value-type="string" calcext:value-type="string">
            <text:p>Kaychaw tupuykamush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i se arregló ese asunto.</text:p>
          </table:table-cell>
          <table:table-cell table:style-name="ce3" office:value-type="string" calcext:value-type="string">
            <text:p>Tsaynaw areglakaarirqan tsay asuntu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Y desde entonces cuando trajo cada carga de yeso, lo pesamos con una lata grande.</text:p>
          </table:table-cell>
          <table:table-cell table:style-name="ce3" office:value-type="string" calcext:value-type="string">
            <text:p>I tsaypita patsayqa kada yesuta chaatsimuptin tupuyarqaa hatun latawanm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ara ese trabajo compramos ciento veinticinco quintales.</text:p>
          </table:table-cell>
          <table:table-cell table:style-name="ce3" office:value-type="string" calcext:value-type="string">
            <text:p>Tsay trabahupaq rantiyarqaa pachak ishkay chunka pitsqatam kintaltam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sacando la bóveda que había estado allí desde hacia tiempo, hicimos la mezcla.</text:p>
          </table:table-cell>
          <table:table-cell table:style-name="ce3" office:value-type="string" calcext:value-type="string">
            <text:p>I unay bobeda kashqanta hurqurirmi ahupatsi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da día muchos hombres trabajaron.</text:p>
          </table:table-cell>
          <table:table-cell table:style-name="ce3" office:value-type="string" calcext:value-type="string">
            <text:p>Kada hunaq alli shuyni nunakuna uryay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trabajo avanzó bien.</text:p>
          </table:table-cell>
          <table:table-cell table:style-name="ce3" office:value-type="string" calcext:value-type="string">
            <text:p>Trabahuqa alli abansayk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se trabajo no duró ni dos semanas.</text:p>
          </table:table-cell>
          <table:table-cell table:style-name="ce3" office:value-type="string" calcext:value-type="string">
            <text:p>Total ishkay semanapistsu manam durarqan tsay trabah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or las dos semanas el albañil recibió apenas quinientos soles no más.</text:p>
          </table:table-cell>
          <table:table-cell table:style-name="ce3" office:value-type="string" calcext:value-type="string">
            <text:p>Ishkan semanapita albañil chaskirirqan apenas pitsqa pachak solllatam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él estaba muy triste y dijo, "Yo mismo tengo la culpa en este contrato, por hacer mal el presupuesto.</text:p>
          </table:table-cell>
          <table:table-cell table:style-name="ce3" office:value-type="string" calcext:value-type="string">
            <text:p>Tsaymi sellama llakirqan, "Kikiimi kay kontratuchaw faltashqa, manaalli tasanap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eso no importa.</text:p>
          </table:table-cell>
          <table:table-cell table:style-name="ce3" office:value-type="string" calcext:value-type="string">
            <text:p>Peru manam tsay imanan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patrón me dará salud.</text:p>
          </table:table-cell>
          <table:table-cell table:style-name="ce3" office:value-type="string" calcext:value-type="string">
            <text:p>Patronmi salornii quman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He hecho con mucha voluntad este trabajo."</text:p>
          </table:table-cell>
          <table:table-cell table:style-name="ce3" office:value-type="string" calcext:value-type="string">
            <text:p>Alli boluntaaniiwanmi kay trabahuta rurashqa kaa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Si él hubiera hecho el contrato por solamente dos mil soles, no sé qué habríamos hecho.</text:p>
          </table:table-cell>
          <table:table-cell table:style-name="ce3" office:value-type="string" calcext:value-type="string">
            <text:p>Sikyera ishkay waranqallachawpis kontratuta ruraykurqa, imanawraq kayaaman k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asi faltó yeso y su precio fue mil doscientos soles.</text:p>
          </table:table-cell>
          <table:table-cell table:style-name="ce3" office:value-type="string" calcext:value-type="string">
            <text:p>Yesuqa kasi pishin i presyunqa huk waranqa ishkay pachak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felizmente por las dos semanas el albañil recibió solamente quinientos soles.</text:p>
          </table:table-cell>
          <table:table-cell table:style-name="ce3" office:value-type="string" calcext:value-type="string">
            <text:p>Peru felismente albañil ishkay semanapita chaskirin pitsqa pachaklla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hicimos ese trabajo.</text:p>
          </table:table-cell>
          <table:table-cell table:style-name="ce3" office:value-type="string" calcext:value-type="string">
            <text:p>Tsaynawpam tsay trabahuta ruraya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Mientras yo estuve de teniente gobernador lo causé hacer.</text:p>
          </table:table-cell>
          <table:table-cell table:style-name="ce3" office:value-type="string" calcext:value-type="string">
            <text:p>Nuqa tenyenti gobernador karmi ruratsi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de hacer eso, claro que la capilla quedó más bonita.</text:p>
          </table:table-cell>
          <table:table-cell table:style-name="ce3" office:value-type="string" calcext:value-type="string">
            <text:p>Tsay rurakaariptinpis klaru mas shumaqnam kapilla kedari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todavía todo no está listo.</text:p>
          </table:table-cell>
          <table:table-cell table:style-name="ce3" office:value-type="string" calcext:value-type="string">
            <text:p>Peru manam llapan listuraqts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de ese tiempo ya nadie habló de la iglesia entre todas las autoridades.</text:p>
          </table:table-cell>
          <table:table-cell table:style-name="ce3" office:value-type="string" calcext:value-type="string">
            <text:p>Tsaypita patsay manam ni pi inlisyapaq parlarqanaqtsu llapan autoridaa kaqkunapis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Tranquilos estaban, sin preocuparse.</text:p>
          </table:table-cell>
          <table:table-cell table:style-name="ce3" office:value-type="string" calcext:value-type="string">
            <text:p>Trankilu, mana yarpakachashpa kakuy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de hacer todo eso, todavía faltaba para que la iglesia fuera más bonita.</text:p>
          </table:table-cell>
          <table:table-cell table:style-name="ce3" office:value-type="string" calcext:value-type="string">
            <text:p>Tsay llapan rurakaariptinpis faltarqaran mas shumaq inlisya kananp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en noviembre de 1967 hemos fundado una Asociación Pro Ornato con veinte personas.</text:p>
          </table:table-cell>
          <table:table-cell table:style-name="ce3" office:value-type="string" calcext:value-type="string">
            <text:p>Tsaynam nobyembri de 1967 hundayarquu huk Asociación Pro Ornatuta ishkay chunka nunakunaw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 fundarla, todos hemos conversado, "¿Qué haremos primero?"</text:p>
          </table:table-cell>
          <table:table-cell table:style-name="ce3" office:value-type="string" calcext:value-type="string">
            <text:p>Tsay hundarikurnam parlayarquu llapaakunana, "Puntata imatam ruratsishun?" nishpa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con una sola voz todos dijeron, "De una vez vamos a pintar el altar mayor, cueste lo que cueste."</text:p>
          </table:table-cell>
          <table:table-cell table:style-name="ce3" office:value-type="string" calcext:value-type="string">
            <text:p>Tsaynam llapan huk shimilla niyarqan, "Huklla aykapaq karpis pintaykatsishun altar mayorta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de esa conversación, pasaron casi diez meses todavía.</text:p>
          </table:table-cell>
          <table:table-cell table:style-name="ce3" office:value-type="string" calcext:value-type="string">
            <text:p>Tsayta parlariyashqaapita pasarqun kasi chunka killar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pintor Juan Jaque Guerrero nos cobró cuatro mil treinta soles.</text:p>
          </table:table-cell>
          <table:table-cell table:style-name="ce3" office:value-type="string" calcext:value-type="string">
            <text:p>Pintor Juan Jaque Guerrero haqatsaarayaamarqan chusku waranqata kima chunka sol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para él contribuimos doscientos soles cada uno.</text:p>
          </table:table-cell>
          <table:table-cell table:style-name="ce3" office:value-type="string" calcext:value-type="string">
            <text:p>Tsaynam hitapunakuyarqaa ishkay pachak solyan kada uno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 primer instante todos los socios habían dicho, “Pagaremos de cualquier manera."</text:p>
          </table:table-cell>
          <table:table-cell table:style-name="ce3" office:value-type="string" calcext:value-type="string">
            <text:p>Llapan sosyukunapis puntallataqa, "Imanawpis pagashunmi," niyarqanmi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Pero poco a poco se volvieron muy flojos.</text:p>
          </table:table-cell>
          <table:table-cell table:style-name="ce3" office:value-type="string" calcext:value-type="string">
            <text:p>Nikar nikarmi limpu qilanaakuriyarqan.</text:p>
          </table:table-cell>
          <table:table-cell office:value-type="string" calcext:value-type="string">
            <text:p>CRH, Cap.3</text:p>
          </table:table-cell>
        </table:table-row>
        <table:table-row table:style-name="ro4">
          <table:table-cell table:style-name="ce3" office:value-type="string" calcext:value-type="string">
            <text:p>De un golpe seis personas abandonaron el proyecto y quedamos solamente catorce.</text:p>
          </table:table-cell>
          <table:table-cell table:style-name="ce3" office:value-type="string" calcext:value-type="string">
            <text:p>Huklla huqta persona dehariyarqan, i kedariyarqaa chunka chuskullan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unque algunos terminamos de pagar, faltó todavía mucho.</text:p>
          </table:table-cell>
          <table:table-cell table:style-name="ce3" office:value-type="string" calcext:value-type="string">
            <text:p>Wakinniikuna pagar ushariyaptiipis yamayllaran falta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Una vez fui a Centenario a cantar misa.</text:p>
          </table:table-cell>
          <table:table-cell table:style-name="ce3" office:value-type="string" calcext:value-type="string">
            <text:p>Huk besnam aywarqaa Sentenaryuta misaman kant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después de tomar desayuno, estaba saliendo para venir acá.</text:p>
          </table:table-cell>
          <table:table-cell table:style-name="ce3" office:value-type="string" calcext:value-type="string">
            <text:p>Tsaynam desayunana upurir, yarqaykaamurq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l cuarto del padre Arnaldo estaba abierto.</text:p>
          </table:table-cell>
          <table:table-cell table:style-name="ce3" office:value-type="string" calcext:value-type="string">
            <text:p>Padre Arnaldupa kwartun kicharaykaan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al verme me dijo, "Y Shanti ¿cómo estás?"</text:p>
          </table:table-cell>
          <table:table-cell table:style-name="ce3" office:value-type="string" calcext:value-type="string">
            <text:p>Tsaynam rikaaramarnii niman, "I Shanti, imanawllataq?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o entré en su cuarto.</text:p>
          </table:table-cell>
          <table:table-cell table:style-name="ce3" office:value-type="string" calcext:value-type="string">
            <text:p>Tsaynam nuqaqa kwartunman yaykurirqu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Después le dije, "Padre, yo estoy andando muy triste.</text:p>
          </table:table-cell>
          <table:table-cell table:style-name="ce3" office:value-type="string" calcext:value-type="string">
            <text:p>Despwesnam nii, "Padre, nuqallaqa limpu llakishqam purikuyka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Los socios no quieren pagar.</text:p>
          </table:table-cell>
          <table:table-cell table:style-name="ce3" office:value-type="string" calcext:value-type="string">
            <text:p>Sosyukunanam mana munayantsu pagayaamuy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hemos arreglado para que (el pintor) comience pronto."</text:p>
          </table:table-cell>
          <table:table-cell table:style-name="ce3" office:value-type="string" calcext:value-type="string">
            <text:p>I señalashqa kayaa prontu qallanampaq."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Entonces el padre, de por sí me regaló mil soles.</text:p>
          </table:table-cell>
          <table:table-cell table:style-name="ce3" office:value-type="string" calcext:value-type="string">
            <text:p>Tsaynam padre kikinllapita qararamarqan huk waranqa sol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on ese dinero hicimos comenzar a pintar el ocho de octubre de 1968.</text:p>
          </table:table-cell>
          <table:table-cell table:style-name="ce3" office:value-type="string" calcext:value-type="string">
            <text:p>Tsaywanmi qallaykatsiyarqaa pintar puwaq hunaq oktubri de 1968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terminó de pintar en cuatro semanas.</text:p>
          </table:table-cell>
          <table:table-cell table:style-name="ce3" office:value-type="string" calcext:value-type="string">
            <text:p>Tsaynawpam chusku semanata pintar usharamurqan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hora está pintado bonito.</text:p>
          </table:table-cell>
          <table:table-cell table:style-name="ce3" office:value-type="string" calcext:value-type="string">
            <text:p>Kananqa shumaq pintashqam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la asociación de Damas Nuestra Señora de las Mercedes ha comprado una lámpara Petromax para la capilla.</text:p>
          </table:table-cell>
          <table:table-cell table:style-name="ce3" office:value-type="string" calcext:value-type="string">
            <text:p>I Asociación de Damas de Nuestra Señora de las Mercedes, paykunanam rantiyaamushqa kapillapaq huk lampara Petromax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además han hecho cambiar el altar mayor todo cemento.</text:p>
          </table:table-cell>
          <table:table-cell table:style-name="ce3" office:value-type="string" calcext:value-type="string">
            <text:p>I despwesnam kambyatsiyashqa altar mayor todo sementu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después lo han hecho pintar bonito.</text:p>
          </table:table-cell>
          <table:table-cell table:style-name="ce3" office:value-type="string" calcext:value-type="string">
            <text:p>I despwes pintatsiyashqa shumaq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l ver todo eso, el padre párroco Arnaldo Jansen me dijo, "Saca el presupuesto.</text:p>
          </table:table-cell>
          <table:table-cell table:style-name="ce3" office:value-type="string" calcext:value-type="string">
            <text:p>Tsay llapanta rikarninnam, padre paroku Arnaldo Jansen nimarqan, "Hurqamuy presupwestu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o pagaré el yeso.</text:p>
          </table:table-cell>
          <table:table-cell table:style-name="ce3" office:value-type="string" calcext:value-type="string">
            <text:p>Nuqam rantimushaq yesu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Vamos a blanquear detrás de la capilla."</text:p>
          </table:table-cell>
          <table:table-cell table:style-name="ce3" office:value-type="string" calcext:value-type="string">
            <text:p>Limpu kapilla waqtanta blankyaykushun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Entonces yo avisé a las autoridades, "Así dice nuestro párroco, que vamos a hacer rápido un zócalo para blanquear alrededor."</text:p>
          </table:table-cell>
          <table:table-cell table:style-name="ce3" office:value-type="string" calcext:value-type="string">
            <text:p>Tsaynam autoridaakunata nuqana kaayitsirquu. "Kaynawmi parokuntsik nin apuradu solakishun limpu firuruq blankyanapaq."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Y cuando empezamos a hacer el zócalo, fui a avisarle así y el padre Arnaldo me dio un cheque por tres mil setecientos cincuenta soles.</text:p>
          </table:table-cell>
          <table:table-cell table:style-name="ce3" office:value-type="string" calcext:value-type="string">
            <text:p>Solakyar qallaykuyaptiinam, tsaynaw willakuriptii, padre Arnaldo qumarqan huk chekita kima waranqa qanchis pachak pitsqa chunka baloryuq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Con eso hemos comprado 130 quintales de yeso.</text:p>
          </table:table-cell>
          <table:table-cell table:style-name="ce3" office:value-type="string" calcext:value-type="string">
            <text:p>Tsaywanmi rantiyarquu 130 kintalos yesu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con el dinero que sobró, hemos pagado a un albañil.</text:p>
          </table:table-cell>
          <table:table-cell table:style-name="ce3" office:value-type="string" calcext:value-type="string">
            <text:p>I wakin sobra qillaywannam pagayarquu huk albañilt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Y hemos comprado madera para poner una cruz grande detrás de la iglesia.</text:p>
          </table:table-cell>
          <table:table-cell table:style-name="ce3" office:value-type="string" calcext:value-type="string">
            <text:p>I qiruta rantiyarquu inlisya qipanman huk hatun krusta churayaanaapaq.</text:p>
          </table:table-cell>
          <table:table-cell office:value-type="string" calcext:value-type="string">
            <text:p>CRH, Cap.3</text:p>
          </table:table-cell>
        </table:table-row>
        <table:table-row table:style-name="ro2">
          <table:table-cell table:style-name="ce3" office:value-type="string" calcext:value-type="string">
            <text:p>Además el padre párroco ha regalado a la iglesia una mámpara para poner encima de la puerta de la iglesia.</text:p>
          </table:table-cell>
          <table:table-cell table:style-name="ce3" office:value-type="string" calcext:value-type="string">
            <text:p>Ademas padre paroku qaramushqa inlisyata huk mamparata inlisya punkun hananman churakashqa.</text:p>
          </table:table-cell>
          <table:table-cell office:value-type="string" calcext:value-type="string">
            <text:p>CRH, Cap.3</text:p>
          </table:table-cell>
        </table:table-row>
        <table:table-row table:style-name="ro3">
          <table:table-cell table:style-name="ce3" office:value-type="string" calcext:value-type="string">
            <text:p>Así será más bonita la capilla de Chonta.</text:p>
          </table:table-cell>
          <table:table-cell table:style-name="ce3" office:value-type="string" calcext:value-type="string">
            <text:p>Tsaynawpam kananqa mas shumaqna Chonta kapilla.</text:p>
          </table:table-cell>
          <table:table-cell office:value-type="string" calcext:value-type="string">
            <text:p>CRH, Cap.3</text:p>
          </table:table-cell>
        </table:table-row>
        <table:table-row table:style-name="ro1" table:number-rows-repeated="10481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3:00:12.631151592</meta:creation-date>
    <dc:date>2022-11-16T18:13:30.598013629</dc:date>
    <meta:editing-duration>PT21M42S</meta:editing-duration>
    <meta:editing-cycles>5</meta:editing-cycles>
    <meta:generator>LibreOffice/7.3.6.2$Linux_X86_64 LibreOffice_project/30$Build-2</meta:generator>
    <meta:document-statistic meta:table-count="1" meta:cell-count="1240" meta:object-count="0"/>
  </office:meta>
</office:document-meta>
</file>